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  <style:font-face style:name="Segoe UI Symbol" svg:font-family="Segoe UI Symbol" style:font-family-generic="swiss" style:font-pitch="variable" svg:panose-1="2 11 5 2 4 2 4 2 2 3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Arial" style:font-name-complex="Arial"/>
    </style:style>
    <style:style style:name="T3" style:parent-style-name="DefaultParagraphFont" style:family="text">
      <style:text-properties style:font-name="Arial" style:font-name-complex="Arial"/>
    </style:style>
    <style:style style:name="T4" style:parent-style-name="DefaultParagraphFont" style:family="text">
      <style:text-properties style:font-name="Segoe UI Symbol" style:font-name-complex="Segoe UI Symbol"/>
    </style:style>
    <style:style style:name="T5" style:parent-style-name="DefaultParagraphFont" style:family="text">
      <style:text-properties style:font-name="Arial" style:font-name-complex="Arial"/>
    </style:style>
    <style:style style:name="T6" style:parent-style-name="DefaultParagraphFont" style:family="text">
      <style:text-properties style:font-name="Segoe UI Symbol" style:font-name-complex="Segoe UI Symbol"/>
    </style:style>
    <style:style style:name="T7" style:parent-style-name="DefaultParagraphFont" style:family="text">
      <style:text-properties style:font-name="Arial" style:font-name-complex="Arial"/>
    </style:style>
    <style:style style:name="T8" style:parent-style-name="DefaultParagraphFont" style:family="text">
      <style:text-properties style:font-name="Arial" style:font-name-complex="Arial"/>
    </style:style>
    <style:style style:name="T9" style:parent-style-name="DefaultParagraphFont" style:family="text">
      <style:text-properties style:font-name="Arial" style:font-name-complex="Arial"/>
    </style:style>
    <style:style style:name="T10" style:parent-style-name="DefaultParagraphFont" style:family="text">
      <style:text-properties style:font-name="Segoe UI Symbol" style:font-name-complex="Segoe UI Symbol"/>
    </style:style>
    <style:style style:name="T11" style:parent-style-name="DefaultParagraphFont" style:family="text">
      <style:text-properties style:font-name="Arial" style:font-name-complex="Arial"/>
    </style:style>
    <style:style style:name="T12" style:parent-style-name="DefaultParagraphFont" style:family="text">
      <style:text-properties style:font-name="Segoe UI Symbol" style:font-name-complex="Segoe UI Symbol"/>
    </style:style>
    <style:style style:name="T13" style:parent-style-name="DefaultParagraphFont" style:family="text">
      <style:text-properties style:font-name="Arial" style:font-name-complex="Arial"/>
    </style:style>
    <style:style style:name="T14" style:parent-style-name="DefaultParagraphFont" style:family="text">
      <style:text-properties style:font-name="Arial" style:font-name-complex="Arial"/>
    </style:style>
    <style:style style:name="T15" style:parent-style-name="DefaultParagraphFont" style:family="text">
      <style:text-properties style:font-name="Segoe UI Symbol" style:font-name-complex="Segoe UI Symbol"/>
    </style:style>
    <style:style style:name="T16" style:parent-style-name="DefaultParagraphFont" style:family="text">
      <style:text-properties style:font-name="Arial" style:font-name-complex="Arial"/>
    </style:style>
    <style:style style:name="T17" style:parent-style-name="DefaultParagraphFont" style:family="text">
      <style:text-properties style:font-name="Segoe UI Symbol" style:font-name-complex="Segoe UI Symbol"/>
    </style:style>
    <style:style style:name="T18" style:parent-style-name="DefaultParagraphFont" style:family="text">
      <style:text-properties style:font-name="Arial" style:font-name-complex="Arial"/>
    </style:style>
    <style:style style:name="T19" style:parent-style-name="DefaultParagraphFont" style:family="text">
      <style:text-properties style:font-name="Segoe UI Symbol" style:font-name-complex="Segoe UI Symbol"/>
    </style:style>
    <style:style style:name="T20" style:parent-style-name="DefaultParagraphFont" style:family="text">
      <style:text-properties style:font-name="Arial" style:font-name-complex="Arial"/>
    </style:style>
    <style:style style:name="T21" style:parent-style-name="DefaultParagraphFont" style:family="text">
      <style:text-properties style:font-name="Segoe UI Symbol" style:font-name-complex="Segoe UI Symbol"/>
    </style:style>
    <style:style style:name="T22" style:parent-style-name="DefaultParagraphFont" style:family="text">
      <style:text-properties style:font-name="Arial" style:font-name-complex="Arial"/>
    </style:style>
    <style:style style:name="T23" style:parent-style-name="DefaultParagraphFont" style:family="text">
      <style:text-properties style:font-name="Segoe UI Symbol" style:font-name-complex="Segoe UI Symbol"/>
    </style:style>
    <style:style style:name="T24" style:parent-style-name="DefaultParagraphFont" style:family="text">
      <style:text-properties style:font-name="Arial" style:font-name-complex="Arial"/>
    </style:style>
    <style:style style:name="T25" style:parent-style-name="DefaultParagraphFont" style:family="text">
      <style:text-properties style:font-name="Segoe UI Symbol" style:font-name-complex="Segoe UI Symbol"/>
    </style:style>
    <style:style style:name="T26" style:parent-style-name="DefaultParagraphFont" style:family="text">
      <style:text-properties style:font-name="Arial" style:font-name-complex="Arial"/>
    </style:style>
    <style:style style:name="T27" style:parent-style-name="DefaultParagraphFont" style:family="text">
      <style:text-properties style:font-name="Segoe UI Symbol" style:font-name-complex="Segoe UI Symbol"/>
    </style:style>
    <style:style style:name="T28" style:parent-style-name="DefaultParagraphFont" style:family="text">
      <style:text-properties style:font-name="Arial" style:font-name-complex="Arial"/>
    </style:style>
    <style:style style:name="T29" style:parent-style-name="DefaultParagraphFont" style:family="text">
      <style:text-properties style:font-name="Segoe UI Symbol" style:font-name-complex="Segoe UI Symbol"/>
    </style:style>
    <style:style style:name="T30" style:parent-style-name="DefaultParagraphFont" style:family="text">
      <style:text-properties style:font-name="Arial" style:font-name-complex="Arial"/>
    </style:style>
    <style:style style:name="T31" style:parent-style-name="DefaultParagraphFont" style:family="text">
      <style:text-properties style:font-name="Segoe UI Symbol" style:font-name-complex="Segoe UI Symbol"/>
    </style:style>
    <style:style style:name="T32" style:parent-style-name="DefaultParagraphFont" style:family="text">
      <style:text-properties style:font-name="Arial" style:font-name-complex="Arial"/>
    </style:style>
    <style:style style:name="T33" style:parent-style-name="DefaultParagraphFont" style:family="text">
      <style:text-properties style:font-name="Segoe UI Symbol" style:font-name-complex="Segoe UI Symbol"/>
    </style:style>
    <style:style style:name="T34" style:parent-style-name="DefaultParagraphFont" style:family="text">
      <style:text-properties style:font-name="Arial" style:font-name-complex="Arial"/>
    </style:style>
    <style:style style:name="T35" style:parent-style-name="DefaultParagraphFont" style:family="text">
      <style:text-properties style:font-name="Segoe UI Symbol" style:font-name-complex="Segoe UI Symbol"/>
    </style:style>
    <style:style style:name="T36" style:parent-style-name="DefaultParagraphFont" style:family="text">
      <style:text-properties style:font-name="Arial" style:font-name-complex="Arial"/>
    </style:style>
    <style:style style:name="T37" style:parent-style-name="DefaultParagraphFont" style:family="text">
      <style:text-properties style:font-name="Segoe UI Symbol" style:font-name-complex="Segoe UI Symbol"/>
    </style:style>
    <style:style style:name="T38" style:parent-style-name="DefaultParagraphFont" style:family="text">
      <style:text-properties style:font-name="Arial" style:font-name-complex="Arial"/>
    </style:style>
    <style:style style:name="T39" style:parent-style-name="DefaultParagraphFont" style:family="text">
      <style:text-properties style:font-name="Segoe UI Symbol" style:font-name-complex="Segoe UI Symbol"/>
    </style:style>
    <style:style style:name="T40" style:parent-style-name="DefaultParagraphFont" style:family="text">
      <style:text-properties style:font-name="Arial" style:font-name-complex="Arial"/>
    </style:style>
    <style:style style:name="T41" style:parent-style-name="DefaultParagraphFont" style:family="text">
      <style:text-properties style:font-name="Segoe UI Symbol" style:font-name-complex="Segoe UI Symbol"/>
    </style:style>
    <style:style style:name="T42" style:parent-style-name="DefaultParagraphFont" style:family="text">
      <style:text-properties style:font-name="Arial" style:font-name-complex="Arial"/>
    </style:style>
    <style:style style:name="T43" style:parent-style-name="DefaultParagraphFont" style:family="text">
      <style:text-properties style:font-name="Segoe UI Symbol" style:font-name-complex="Segoe UI Symbol"/>
    </style:style>
    <style:style style:name="T44" style:parent-style-name="DefaultParagraphFont" style:family="text">
      <style:text-properties style:font-name="Arial" style:font-name-complex="Arial"/>
    </style:style>
    <style:style style:name="T45" style:parent-style-name="DefaultParagraphFont" style:family="text">
      <style:text-properties style:font-name="Segoe UI Symbol" style:font-name-complex="Segoe UI Symbol"/>
    </style:style>
    <style:style style:name="T46" style:parent-style-name="DefaultParagraphFont" style:family="text">
      <style:text-properties style:font-name="Arial" style:font-name-complex="Arial"/>
    </style:style>
    <style:style style:name="T47" style:parent-style-name="DefaultParagraphFont" style:family="text">
      <style:text-properties style:font-name="Segoe UI Symbol" style:font-name-complex="Segoe UI Symbol"/>
    </style:style>
    <style:style style:name="T48" style:parent-style-name="DefaultParagraphFont" style:family="text">
      <style:text-properties style:font-name="Arial" style:font-name-complex="Arial"/>
    </style:style>
    <style:style style:name="T49" style:parent-style-name="DefaultParagraphFont" style:family="text">
      <style:text-properties style:font-name="Segoe UI Symbol" style:font-name-complex="Segoe UI Symbol"/>
    </style:style>
    <style:style style:name="T50" style:parent-style-name="DefaultParagraphFont" style:family="text">
      <style:text-properties style:font-name="Arial" style:font-name-complex="Arial"/>
    </style:style>
    <style:style style:name="T51" style:parent-style-name="DefaultParagraphFont" style:family="text">
      <style:text-properties style:font-name="Segoe UI Symbol" style:font-name-complex="Segoe UI Symbol"/>
    </style:style>
    <style:style style:name="T52" style:parent-style-name="DefaultParagraphFont" style:family="text">
      <style:text-properties style:font-name="Arial" style:font-name-complex="Arial"/>
    </style:style>
    <style:style style:name="T53" style:parent-style-name="DefaultParagraphFont" style:family="text">
      <style:text-properties style:font-name="Arial" style:font-name-complex="Arial"/>
    </style:style>
    <style:style style:name="T54" style:parent-style-name="DefaultParagraphFont" style:family="text">
      <style:text-properties style:font-name="Arial" style:font-name-complex="Arial"/>
    </style:style>
    <style:style style:name="T55" style:parent-style-name="DefaultParagraphFont" style:family="text">
      <style:text-properties style:font-name="Arial" style:font-name-complex="Arial"/>
    </style:style>
    <style:style style:name="T56" style:parent-style-name="DefaultParagraphFont" style:family="text">
      <style:text-properties style:font-name="Arial" style:font-name-complex="Arial"/>
    </style:style>
    <style:style style:name="T57" style:parent-style-name="DefaultParagraphFont" style:family="text">
      <style:text-properties style:font-name="Arial" style:font-name-complex="Arial"/>
    </style:style>
    <style:style style:name="T58" style:parent-style-name="DefaultParagraphFont" style:family="text">
      <style:text-properties style:font-name="Arial" style:font-name-complex="Arial"/>
    </style:style>
    <style:style style:name="T59" style:parent-style-name="DefaultParagraphFont" style:family="text">
      <style:text-properties style:font-name="Arial" style:font-name-complex="Arial"/>
    </style:style>
    <style:style style:name="T60" style:parent-style-name="DefaultParagraphFont" style:family="text">
      <style:text-properties style:font-name="Arial" style:font-name-complex="Arial"/>
    </style:style>
    <style:style style:name="T61" style:parent-style-name="DefaultParagraphFont" style:family="text">
      <style:text-properties style:font-name="Arial" style:font-name-complex="Arial"/>
    </style:style>
    <style:style style:name="T62" style:parent-style-name="DefaultParagraphFont" style:family="text">
      <style:text-properties style:font-name="Arial" style:font-name-complex="Arial"/>
    </style:style>
    <style:style style:name="T63" style:parent-style-name="DefaultParagraphFont" style:family="text">
      <style:text-properties style:font-name="Arial" style:font-name-complex="Arial"/>
    </style:style>
    <style:style style:name="T64" style:parent-style-name="DefaultParagraphFont" style:family="text">
      <style:text-properties style:font-name="Arial" style:font-name-complex="Arial"/>
    </style:style>
    <style:style style:name="T65" style:parent-style-name="DefaultParagraphFont" style:family="text">
      <style:text-properties style:font-name="Arial" style:font-name-complex="Arial"/>
    </style:style>
    <style:style style:name="T66" style:parent-style-name="DefaultParagraphFont" style:family="text">
      <style:text-properties style:font-name="Arial" style:font-name-complex="Arial"/>
    </style:style>
    <style:style style:name="T67" style:parent-style-name="DefaultParagraphFont" style:family="text">
      <style:text-properties style:font-name="Arial" style:font-name-complex="Arial"/>
    </style:style>
    <style:style style:name="T68" style:parent-style-name="DefaultParagraphFont" style:family="text">
      <style:text-properties style:font-name="Arial" style:font-name-complex="Arial"/>
    </style:style>
    <style:style style:name="T69" style:parent-style-name="DefaultParagraphFont" style:family="text">
      <style:text-properties style:font-name="Arial" style:font-name-complex="Arial"/>
    </style:style>
    <style:style style:name="T70" style:parent-style-name="DefaultParagraphFont" style:family="text">
      <style:text-properties style:font-name="Arial" style:font-name-complex="Arial"/>
    </style:style>
    <style:style style:name="T71" style:parent-style-name="DefaultParagraphFont" style:family="text">
      <style:text-properties style:font-name="Segoe UI Symbol" style:font-name-complex="Segoe UI Symbol"/>
    </style:style>
    <style:style style:name="T72" style:parent-style-name="DefaultParagraphFont" style:family="text">
      <style:text-properties style:font-name="Arial" style:font-name-complex="Arial"/>
    </style:style>
    <style:style style:name="T73" style:parent-style-name="DefaultParagraphFont" style:family="text">
      <style:text-properties style:font-name="Segoe UI Symbol" style:font-name-complex="Segoe UI Symbol"/>
    </style:style>
    <style:style style:name="T74" style:parent-style-name="DefaultParagraphFont" style:family="text">
      <style:text-properties style:font-name="Arial" style:font-name-complex="Arial"/>
    </style:style>
    <style:style style:name="T75" style:parent-style-name="DefaultParagraphFont" style:family="text">
      <style:text-properties style:font-name="Segoe UI Symbol" style:font-name-complex="Segoe UI Symbol"/>
    </style:style>
    <style:style style:name="T76" style:parent-style-name="DefaultParagraphFont" style:family="text">
      <style:text-properties style:font-name="Arial" style:font-name-complex="Arial"/>
    </style:style>
    <style:style style:name="T77" style:parent-style-name="DefaultParagraphFont" style:family="text">
      <style:text-properties style:font-name="Segoe UI Symbol" style:font-name-complex="Segoe UI Symbol"/>
    </style:style>
    <style:style style:name="T78" style:parent-style-name="DefaultParagraphFont" style:family="text">
      <style:text-properties style:font-name="Arial" style:font-name-complex="Arial"/>
    </style:style>
    <style:style style:name="T79" style:parent-style-name="DefaultParagraphFont" style:family="text">
      <style:text-properties style:font-name="Segoe UI Symbol" style:font-name-complex="Segoe UI Symbol"/>
    </style:style>
    <style:style style:name="T80" style:parent-style-name="DefaultParagraphFont" style:family="text">
      <style:text-properties style:font-name="Arial" style:font-name-complex="Arial"/>
    </style:style>
    <style:style style:name="T81" style:parent-style-name="DefaultParagraphFont" style:family="text">
      <style:text-properties style:font-name="Segoe UI Symbol" style:font-name-complex="Segoe UI Symbol"/>
    </style:style>
    <style:style style:name="T82" style:parent-style-name="DefaultParagraphFont" style:family="text">
      <style:text-properties style:font-name="Arial" style:font-name-complex="Arial"/>
    </style:style>
    <style:style style:name="T83" style:parent-style-name="DefaultParagraphFont" style:family="text">
      <style:text-properties style:font-name="Arial" style:font-name-complex="Arial"/>
    </style:style>
    <style:style style:name="T84" style:parent-style-name="DefaultParagraphFont" style:family="text">
      <style:text-properties style:font-name="Arial" style:font-name-complex="Arial"/>
    </style:style>
    <style:style style:name="T85" style:parent-style-name="DefaultParagraphFont" style:family="text">
      <style:text-properties style:font-name="Segoe UI Symbol" style:font-name-complex="Segoe UI Symbol"/>
    </style:style>
    <style:style style:name="T86" style:parent-style-name="DefaultParagraphFont" style:family="text">
      <style:text-properties style:font-name="Arial" style:font-name-complex="Arial"/>
    </style:style>
    <style:style style:name="T87" style:parent-style-name="DefaultParagraphFont" style:family="text">
      <style:text-properties style:font-name="Segoe UI Symbol" style:font-name-complex="Segoe UI Symbol"/>
    </style:style>
    <style:style style:name="T88" style:parent-style-name="DefaultParagraphFont" style:family="text">
      <style:text-properties style:font-name="Arial" style:font-name-complex="Arial"/>
    </style:style>
    <style:style style:name="T89" style:parent-style-name="DefaultParagraphFont" style:family="text">
      <style:text-properties style:font-name="Segoe UI Symbol" style:font-name-complex="Segoe UI Symbol"/>
    </style:style>
    <style:style style:name="T90" style:parent-style-name="DefaultParagraphFont" style:family="text">
      <style:text-properties style:font-name="Arial" style:font-name-complex="Arial"/>
    </style:style>
    <style:style style:name="T91" style:parent-style-name="DefaultParagraphFont" style:family="text">
      <style:text-properties style:font-name="Segoe UI Symbol" style:font-name-complex="Segoe UI Symbol"/>
    </style:style>
    <style:style style:name="T92" style:parent-style-name="DefaultParagraphFont" style:family="text">
      <style:text-properties style:font-name="Arial" style:font-name-complex="Arial"/>
    </style:style>
    <style:style style:name="T93" style:parent-style-name="DefaultParagraphFont" style:family="text">
      <style:text-properties style:font-name="Segoe UI Symbol" style:font-name-complex="Segoe UI Symbol"/>
    </style:style>
    <style:style style:name="T94" style:parent-style-name="DefaultParagraphFont" style:family="text">
      <style:text-properties style:font-name="Arial" style:font-name-complex="Arial"/>
    </style:style>
    <style:style style:name="T95" style:parent-style-name="DefaultParagraphFont" style:family="text">
      <style:text-properties style:font-name="Segoe UI Symbol" style:font-name-complex="Segoe UI Symbol"/>
    </style:style>
    <style:style style:name="T96" style:parent-style-name="DefaultParagraphFont" style:family="text">
      <style:text-properties style:font-name="Arial" style:font-name-complex="Arial"/>
    </style:style>
    <style:style style:name="T97" style:parent-style-name="DefaultParagraphFont" style:family="text">
      <style:text-properties style:font-name="Arial" style:font-name-complex="Arial"/>
    </style:style>
    <style:style style:name="T98" style:parent-style-name="DefaultParagraphFont" style:family="text">
      <style:text-properties style:font-name="Arial" style:font-name-complex="Arial"/>
    </style:style>
    <style:style style:name="T99" style:parent-style-name="DefaultParagraphFont" style:family="text">
      <style:text-properties style:font-name="Segoe UI Symbol" style:font-name-complex="Segoe UI Symbol"/>
    </style:style>
    <style:style style:name="T100" style:parent-style-name="DefaultParagraphFont" style:family="text">
      <style:text-properties style:font-name="Arial" style:font-name-complex="Arial"/>
    </style:style>
    <style:style style:name="T101" style:parent-style-name="DefaultParagraphFont" style:family="text">
      <style:text-properties style:font-name="Segoe UI Symbol" style:font-name-complex="Segoe UI Symbol"/>
    </style:style>
    <style:style style:name="T102" style:parent-style-name="DefaultParagraphFont" style:family="text">
      <style:text-properties style:font-name="Arial" style:font-name-complex="Arial"/>
    </style:style>
    <style:style style:name="T103" style:parent-style-name="DefaultParagraphFont" style:family="text">
      <style:text-properties style:font-name="Segoe UI Symbol" style:font-name-complex="Segoe UI Symbol"/>
    </style:style>
    <style:style style:name="T104" style:parent-style-name="DefaultParagraphFont" style:family="text">
      <style:text-properties style:font-name="Arial" style:font-name-complex="Arial"/>
    </style:style>
    <style:style style:name="T105" style:parent-style-name="DefaultParagraphFont" style:family="text">
      <style:text-properties style:font-name="Segoe UI Symbol" style:font-name-complex="Segoe UI Symbol"/>
    </style:style>
    <style:style style:name="T106" style:parent-style-name="DefaultParagraphFont" style:family="text">
      <style:text-properties style:font-name="Arial" style:font-name-complex="Arial"/>
    </style:style>
    <style:style style:name="T107" style:parent-style-name="DefaultParagraphFont" style:family="text">
      <style:text-properties style:font-name="Segoe UI Symbol" style:font-name-complex="Segoe UI Symbol"/>
    </style:style>
    <style:style style:name="T108" style:parent-style-name="DefaultParagraphFont" style:family="text">
      <style:text-properties style:font-name="Arial" style:font-name-complex="Arial"/>
    </style:style>
    <style:style style:name="T109" style:parent-style-name="DefaultParagraphFont" style:family="text">
      <style:text-properties style:font-name="Segoe UI Symbol" style:font-name-complex="Segoe UI Symbol"/>
    </style:style>
    <style:style style:name="T110" style:parent-style-name="DefaultParagraphFont" style:family="text">
      <style:text-properties style:font-name="Arial" style:font-name-complex="Arial"/>
    </style:style>
    <style:style style:name="T111" style:parent-style-name="DefaultParagraphFont" style:family="text">
      <style:text-properties style:font-name="Arial" style:font-name-complex="Arial"/>
    </style:style>
    <style:style style:name="T112" style:parent-style-name="DefaultParagraphFont" style:family="text">
      <style:text-properties style:font-name="Segoe UI Symbol" style:font-name-complex="Segoe UI Symbol"/>
    </style:style>
    <style:style style:name="T113" style:parent-style-name="DefaultParagraphFont" style:family="text">
      <style:text-properties style:font-name="Arial" style:font-name-complex="Arial"/>
    </style:style>
    <style:style style:name="T114" style:parent-style-name="DefaultParagraphFont" style:family="text">
      <style:text-properties style:font-name="Segoe UI Symbol" style:font-name-complex="Segoe UI Symbol"/>
    </style:style>
    <style:style style:name="T115" style:parent-style-name="DefaultParagraphFont" style:family="text">
      <style:text-properties style:font-name="Arial" style:font-name-complex="Arial"/>
    </style:style>
    <style:style style:name="T116" style:parent-style-name="DefaultParagraphFont" style:family="text">
      <style:text-properties style:font-name="Arial" style:font-name-complex="Arial"/>
    </style:style>
    <style:style style:name="T117" style:parent-style-name="DefaultParagraphFont" style:family="text">
      <style:text-properties style:font-name="Segoe UI Symbol" style:font-name-complex="Segoe UI Symbol"/>
    </style:style>
    <style:style style:name="T118" style:parent-style-name="DefaultParagraphFont" style:family="text">
      <style:text-properties style:font-name="Arial" style:font-name-complex="Arial"/>
    </style:style>
    <style:style style:name="T119" style:parent-style-name="DefaultParagraphFont" style:family="text">
      <style:text-properties style:font-name="Segoe UI Symbol" style:font-name-complex="Segoe UI Symbol"/>
    </style:style>
    <style:style style:name="T120" style:parent-style-name="DefaultParagraphFont" style:family="text">
      <style:text-properties style:font-name="Arial" style:font-name-complex="Arial"/>
    </style:style>
    <style:style style:name="T121" style:parent-style-name="DefaultParagraphFont" style:family="text">
      <style:text-properties style:font-name="Segoe UI Symbol" style:font-name-complex="Segoe UI Symbol"/>
    </style:style>
    <style:style style:name="T122" style:parent-style-name="DefaultParagraphFont" style:family="text">
      <style:text-properties style:font-name="Arial" style:font-name-complex="Arial"/>
    </style:style>
    <style:style style:name="T123" style:parent-style-name="DefaultParagraphFont" style:family="text">
      <style:text-properties style:font-name="Segoe UI Symbol" style:font-name-complex="Segoe UI Symbol"/>
    </style:style>
    <style:style style:name="T124" style:parent-style-name="DefaultParagraphFont" style:family="text">
      <style:text-properties style:font-name="Arial" style:font-name-complex="Arial"/>
    </style:style>
    <style:style style:name="T125" style:parent-style-name="DefaultParagraphFont" style:family="text">
      <style:text-properties style:font-name="Segoe UI Symbol" style:font-name-complex="Segoe UI Symbol"/>
    </style:style>
    <style:style style:name="T126" style:parent-style-name="DefaultParagraphFont" style:family="text">
      <style:text-properties style:font-name="Arial" style:font-name-complex="Arial"/>
    </style:style>
    <style:style style:name="T127" style:parent-style-name="DefaultParagraphFont" style:family="text">
      <style:text-properties style:font-name="Arial" style:font-name-complex="Arial"/>
    </style:style>
    <style:style style:name="T128" style:parent-style-name="DefaultParagraphFont" style:family="text">
      <style:text-properties style:font-name="Segoe UI Symbol" style:font-name-complex="Segoe UI Symbol"/>
    </style:style>
    <style:style style:name="T129" style:parent-style-name="DefaultParagraphFont" style:family="text">
      <style:text-properties style:font-name="Arial" style:font-name-complex="Arial"/>
    </style:style>
    <style:style style:name="T130" style:parent-style-name="DefaultParagraphFont" style:family="text">
      <style:text-properties style:font-name="Arial" style:font-name-complex="Arial"/>
    </style:style>
    <style:style style:name="T131" style:parent-style-name="DefaultParagraphFont" style:family="text">
      <style:text-properties style:font-name="Segoe UI Symbol" style:font-name-complex="Segoe UI Symbol"/>
    </style:style>
    <style:style style:name="T132" style:parent-style-name="DefaultParagraphFont" style:family="text">
      <style:text-properties style:font-name="Arial" style:font-name-complex="Arial"/>
    </style:style>
    <style:style style:name="T133" style:parent-style-name="DefaultParagraphFont" style:family="text">
      <style:text-properties style:font-name="Segoe UI Symbol" style:font-name-complex="Segoe UI Symbol"/>
    </style:style>
    <style:style style:name="T134" style:parent-style-name="DefaultParagraphFont" style:family="text">
      <style:text-properties style:font-name="Arial" style:font-name-complex="Arial"/>
    </style:style>
    <style:style style:name="T135" style:parent-style-name="DefaultParagraphFont" style:family="text">
      <style:text-properties style:font-name="Segoe UI Symbol" style:font-name-complex="Segoe UI Symbol"/>
    </style:style>
    <style:style style:name="T136" style:parent-style-name="DefaultParagraphFont" style:family="text">
      <style:text-properties style:font-name="Arial" style:font-name-complex="Arial"/>
    </style:style>
    <style:style style:name="T137" style:parent-style-name="DefaultParagraphFont" style:family="text">
      <style:text-properties style:font-name="Segoe UI Symbol" style:font-name-complex="Segoe UI Symbol"/>
    </style:style>
    <style:style style:name="T138" style:parent-style-name="DefaultParagraphFont" style:family="text">
      <style:text-properties style:font-name="Arial" style:font-name-complex="Arial"/>
    </style:style>
    <style:style style:name="T139" style:parent-style-name="DefaultParagraphFont" style:family="text">
      <style:text-properties style:font-name="Segoe UI Symbol" style:font-name-complex="Segoe UI Symbol"/>
    </style:style>
    <style:style style:name="T140" style:parent-style-name="DefaultParagraphFont" style:family="text">
      <style:text-properties style:font-name="Arial" style:font-name-complex="Arial"/>
    </style:style>
    <style:style style:name="T141" style:parent-style-name="DefaultParagraphFont" style:family="text">
      <style:text-properties style:font-name="Segoe UI Symbol" style:font-name-complex="Segoe UI Symbol"/>
    </style:style>
    <style:style style:name="T142" style:parent-style-name="DefaultParagraphFont" style:family="text">
      <style:text-properties style:font-name="Arial" style:font-name-complex="Arial"/>
    </style:style>
    <style:style style:name="T143" style:parent-style-name="DefaultParagraphFont" style:family="text">
      <style:text-properties style:font-name="Arial" style:font-name-complex="Arial"/>
    </style:style>
    <style:style style:name="T144" style:parent-style-name="DefaultParagraphFont" style:family="text">
      <style:text-properties style:font-name="Arial" style:font-name-complex="Arial"/>
    </style:style>
    <style:style style:name="T145" style:parent-style-name="DefaultParagraphFont" style:family="text">
      <style:text-properties style:font-name="Segoe UI Symbol" style:font-name-complex="Segoe UI Symbol"/>
    </style:style>
    <style:style style:name="T146" style:parent-style-name="DefaultParagraphFont" style:family="text">
      <style:text-properties style:font-name="Arial" style:font-name-complex="Arial"/>
    </style:style>
    <style:style style:name="T147" style:parent-style-name="DefaultParagraphFont" style:family="text">
      <style:text-properties style:font-name="Segoe UI Symbol" style:font-name-complex="Segoe UI Symbol"/>
    </style:style>
    <style:style style:name="T148" style:parent-style-name="DefaultParagraphFont" style:family="text">
      <style:text-properties style:font-name="Arial" style:font-name-complex="Arial"/>
    </style:style>
    <style:style style:name="T149" style:parent-style-name="DefaultParagraphFont" style:family="text">
      <style:text-properties style:font-name="Segoe UI Symbol" style:font-name-complex="Segoe UI Symbol"/>
    </style:style>
    <style:style style:name="T150" style:parent-style-name="DefaultParagraphFont" style:family="text">
      <style:text-properties style:font-name="Arial" style:font-name-complex="Arial"/>
    </style:style>
    <style:style style:name="T151" style:parent-style-name="DefaultParagraphFont" style:family="text">
      <style:text-properties style:font-name="Segoe UI Symbol" style:font-name-complex="Segoe UI Symbol"/>
    </style:style>
    <style:style style:name="T152" style:parent-style-name="DefaultParagraphFont" style:family="text">
      <style:text-properties style:font-name="Arial" style:font-name-complex="Arial"/>
    </style:style>
    <style:style style:name="T153" style:parent-style-name="DefaultParagraphFont" style:family="text">
      <style:text-properties style:font-name="Segoe UI Symbol" style:font-name-complex="Segoe UI Symbol"/>
    </style:style>
    <style:style style:name="T154" style:parent-style-name="DefaultParagraphFont" style:family="text">
      <style:text-properties style:font-name="Arial" style:font-name-complex="Arial"/>
    </style:style>
    <style:style style:name="T155" style:parent-style-name="DefaultParagraphFont" style:family="text">
      <style:text-properties style:font-name="Segoe UI Symbol" style:font-name-complex="Segoe UI Symbol"/>
    </style:style>
    <style:style style:name="T156" style:parent-style-name="DefaultParagraphFont" style:family="text">
      <style:text-properties style:font-name="Arial" style:font-name-complex="Arial"/>
    </style:style>
    <style:style style:name="T157" style:parent-style-name="DefaultParagraphFont" style:family="text">
      <style:text-properties style:font-name="Segoe UI Symbol" style:font-name-complex="Segoe UI Symbol"/>
    </style:style>
    <style:style style:name="T158" style:parent-style-name="DefaultParagraphFont" style:family="text">
      <style:text-properties style:font-name="Arial" style:font-name-complex="Arial"/>
    </style:style>
    <style:style style:name="T159" style:parent-style-name="DefaultParagraphFont" style:family="text">
      <style:text-properties style:font-name="Segoe UI Symbol" style:font-name-complex="Segoe UI Symbol"/>
    </style:style>
    <style:style style:name="T160" style:parent-style-name="DefaultParagraphFont" style:family="text">
      <style:text-properties style:font-name="Arial" style:font-name-complex="Arial"/>
    </style:style>
    <style:style style:name="T161" style:parent-style-name="DefaultParagraphFont" style:family="text">
      <style:text-properties style:font-name="Arial" style:font-name-complex="Arial"/>
    </style:style>
    <style:style style:name="T162" style:parent-style-name="DefaultParagraphFont" style:family="text">
      <style:text-properties style:font-name="Arial" style:font-name-complex="Arial"/>
    </style:style>
    <style:style style:name="T163" style:parent-style-name="DefaultParagraphFont" style:family="text">
      <style:text-properties style:font-name="Segoe UI Symbol" style:font-name-complex="Segoe UI Symbol"/>
    </style:style>
    <style:style style:name="T164" style:parent-style-name="DefaultParagraphFont" style:family="text">
      <style:text-properties style:font-name="Arial" style:font-name-complex="Arial"/>
    </style:style>
    <style:style style:name="T165" style:parent-style-name="DefaultParagraphFont" style:family="text">
      <style:text-properties style:font-name="Segoe UI Symbol" style:font-name-complex="Segoe UI Symbol"/>
    </style:style>
    <style:style style:name="T166" style:parent-style-name="DefaultParagraphFont" style:family="text">
      <style:text-properties style:font-name="Arial" style:font-name-complex="Arial"/>
    </style:style>
    <style:style style:name="T167" style:parent-style-name="DefaultParagraphFont" style:family="text">
      <style:text-properties style:font-name="Segoe UI Symbol" style:font-name-complex="Segoe UI Symbol"/>
    </style:style>
    <style:style style:name="T168" style:parent-style-name="DefaultParagraphFont" style:family="text">
      <style:text-properties style:font-name="Arial" style:font-name-complex="Arial"/>
    </style:style>
    <style:style style:name="T169" style:parent-style-name="DefaultParagraphFont" style:family="text">
      <style:text-properties style:font-name="Segoe UI Symbol" style:font-name-complex="Segoe UI Symbol"/>
    </style:style>
    <style:style style:name="T170" style:parent-style-name="DefaultParagraphFont" style:family="text">
      <style:text-properties style:font-name="Arial" style:font-name-complex="Arial"/>
    </style:style>
    <style:style style:name="T171" style:parent-style-name="DefaultParagraphFont" style:family="text">
      <style:text-properties style:font-name="Segoe UI Symbol" style:font-name-complex="Segoe UI Symbol"/>
    </style:style>
    <style:style style:name="T172" style:parent-style-name="DefaultParagraphFont" style:family="text">
      <style:text-properties style:font-name="Arial" style:font-name-complex="Arial"/>
    </style:style>
    <style:style style:name="T173" style:parent-style-name="DefaultParagraphFont" style:family="text">
      <style:text-properties style:font-name="Segoe UI Symbol" style:font-name-complex="Segoe UI Symbol"/>
    </style:style>
    <style:style style:name="T174" style:parent-style-name="DefaultParagraphFont" style:family="text">
      <style:text-properties style:font-name="Arial" style:font-name-complex="Arial"/>
    </style:style>
    <style:style style:name="T175" style:parent-style-name="DefaultParagraphFont" style:family="text">
      <style:text-properties style:font-name="Arial" style:font-name-complex="Arial"/>
    </style:style>
    <style:style style:name="T176" style:parent-style-name="DefaultParagraphFont" style:family="text">
      <style:text-properties style:font-name="Arial" style:font-name-complex="Arial"/>
    </style:style>
    <style:style style:name="T177" style:parent-style-name="DefaultParagraphFont" style:family="text">
      <style:text-properties style:font-name="Segoe UI Symbol" style:font-name-complex="Segoe UI Symbol"/>
    </style:style>
    <style:style style:name="T178" style:parent-style-name="DefaultParagraphFont" style:family="text">
      <style:text-properties style:font-name="Arial" style:font-name-complex="Arial"/>
    </style:style>
    <style:style style:name="T179" style:parent-style-name="DefaultParagraphFont" style:family="text">
      <style:text-properties style:font-name="Segoe UI Symbol" style:font-name-complex="Segoe UI Symbol"/>
    </style:style>
    <style:style style:name="T180" style:parent-style-name="DefaultParagraphFont" style:family="text">
      <style:text-properties style:font-name="Arial" style:font-name-complex="Arial"/>
    </style:style>
    <style:style style:name="T181" style:parent-style-name="DefaultParagraphFont" style:family="text">
      <style:text-properties style:font-name="Segoe UI Symbol" style:font-name-complex="Segoe UI Symbol"/>
    </style:style>
    <style:style style:name="T182" style:parent-style-name="DefaultParagraphFont" style:family="text">
      <style:text-properties style:font-name="Arial" style:font-name-complex="Arial"/>
    </style:style>
    <style:style style:name="T183" style:parent-style-name="DefaultParagraphFont" style:family="text">
      <style:text-properties style:font-name="Segoe UI Symbol" style:font-name-complex="Segoe UI Symbol"/>
    </style:style>
    <style:style style:name="T184" style:parent-style-name="DefaultParagraphFont" style:family="text">
      <style:text-properties style:font-name="Arial" style:font-name-complex="Arial"/>
    </style:style>
    <style:style style:name="T185" style:parent-style-name="DefaultParagraphFont" style:family="text">
      <style:text-properties style:font-name="Segoe UI Symbol" style:font-name-complex="Segoe UI Symbol"/>
    </style:style>
    <style:style style:name="T186" style:parent-style-name="DefaultParagraphFont" style:family="text">
      <style:text-properties style:font-name="Arial" style:font-name-complex="Arial"/>
    </style:style>
    <style:style style:name="T187" style:parent-style-name="DefaultParagraphFont" style:family="text">
      <style:text-properties style:font-name="Segoe UI Symbol" style:font-name-complex="Segoe UI Symbol"/>
    </style:style>
    <style:style style:name="T188" style:parent-style-name="DefaultParagraphFont" style:family="text">
      <style:text-properties style:font-name="Arial" style:font-name-complex="Arial"/>
    </style:style>
    <style:style style:name="T189" style:parent-style-name="DefaultParagraphFont" style:family="text">
      <style:text-properties style:font-name="Arial" style:font-name-complex="Arial"/>
    </style:style>
    <style:style style:name="T190" style:parent-style-name="DefaultParagraphFont" style:family="text">
      <style:text-properties style:font-name="Arial" style:font-name-complex="Arial"/>
    </style:style>
    <style:style style:name="T191" style:parent-style-name="DefaultParagraphFont" style:family="text">
      <style:text-properties style:font-name="Arial" style:font-name-complex="Arial"/>
    </style:style>
    <style:style style:name="T192" style:parent-style-name="DefaultParagraphFont" style:family="text">
      <style:text-properties style:font-name="Arial" style:font-name-complex="Arial"/>
    </style:style>
    <style:style style:name="T193" style:parent-style-name="DefaultParagraphFont" style:family="text">
      <style:text-properties style:font-name="Segoe UI Symbol" style:font-name-complex="Segoe UI Symbol"/>
    </style:style>
    <style:style style:name="T194" style:parent-style-name="DefaultParagraphFont" style:family="text">
      <style:text-properties style:font-name="Arial" style:font-name-complex="Arial"/>
    </style:style>
    <style:style style:name="T195" style:parent-style-name="DefaultParagraphFont" style:family="text">
      <style:text-properties style:font-name="Segoe UI Symbol" style:font-name-complex="Segoe UI Symbol"/>
    </style:style>
    <style:style style:name="T196" style:parent-style-name="DefaultParagraphFont" style:family="text">
      <style:text-properties style:font-name="Arial" style:font-name-complex="Arial"/>
    </style:style>
    <style:style style:name="T197" style:parent-style-name="DefaultParagraphFont" style:family="text">
      <style:text-properties style:font-name="Segoe UI Symbol" style:font-name-complex="Segoe UI Symbol"/>
    </style:style>
    <style:style style:name="T198" style:parent-style-name="DefaultParagraphFont" style:family="text">
      <style:text-properties style:font-name="Arial" style:font-name-complex="Arial"/>
    </style:style>
    <style:style style:name="T199" style:parent-style-name="DefaultParagraphFont" style:family="text">
      <style:text-properties style:font-name="Segoe UI Symbol" style:font-name-complex="Segoe UI Symbol"/>
    </style:style>
    <style:style style:name="T200" style:parent-style-name="DefaultParagraphFont" style:family="text">
      <style:text-properties style:font-name="Arial" style:font-name-complex="Arial"/>
    </style:style>
    <style:style style:name="T201" style:parent-style-name="DefaultParagraphFont" style:family="text">
      <style:text-properties style:font-name="Segoe UI Symbol" style:font-name-complex="Segoe UI Symbol"/>
    </style:style>
    <style:style style:name="T202" style:parent-style-name="DefaultParagraphFont" style:family="text">
      <style:text-properties style:font-name="Arial" style:font-name-complex="Arial"/>
    </style:style>
    <style:style style:name="T203" style:parent-style-name="DefaultParagraphFont" style:family="text">
      <style:text-properties style:font-name="Segoe UI Symbol" style:font-name-complex="Segoe UI Symbol"/>
    </style:style>
    <style:style style:name="T204" style:parent-style-name="DefaultParagraphFont" style:family="text">
      <style:text-properties style:font-name="Arial" style:font-name-complex="Arial"/>
    </style:style>
    <style:style style:name="T205" style:parent-style-name="DefaultParagraphFont" style:family="text">
      <style:text-properties style:font-name="Arial" style:font-name-complex="Arial"/>
    </style:style>
    <style:style style:name="T206" style:parent-style-name="DefaultParagraphFont" style:family="text">
      <style:text-properties style:font-name="Arial" style:font-name-complex="Arial"/>
    </style:style>
    <style:style style:name="T207" style:parent-style-name="DefaultParagraphFont" style:family="text">
      <style:text-properties style:font-name="Segoe UI Symbol" style:font-name-complex="Segoe UI Symbol"/>
    </style:style>
    <style:style style:name="T208" style:parent-style-name="DefaultParagraphFont" style:family="text">
      <style:text-properties style:font-name="Arial" style:font-name-complex="Arial"/>
    </style:style>
    <style:style style:name="T209" style:parent-style-name="DefaultParagraphFont" style:family="text">
      <style:text-properties style:font-name="Segoe UI Symbol" style:font-name-complex="Segoe UI Symbol"/>
    </style:style>
    <style:style style:name="T210" style:parent-style-name="DefaultParagraphFont" style:family="text">
      <style:text-properties style:font-name="Arial" style:font-name-complex="Arial"/>
    </style:style>
    <style:style style:name="T211" style:parent-style-name="DefaultParagraphFont" style:family="text">
      <style:text-properties style:font-name="Segoe UI Symbol" style:font-name-complex="Segoe UI Symbol"/>
    </style:style>
    <style:style style:name="T212" style:parent-style-name="DefaultParagraphFont" style:family="text">
      <style:text-properties style:font-name="Arial" style:font-name-complex="Arial"/>
    </style:style>
    <style:style style:name="T213" style:parent-style-name="DefaultParagraphFont" style:family="text">
      <style:text-properties style:font-name="Segoe UI Symbol" style:font-name-complex="Segoe UI Symbol"/>
    </style:style>
    <style:style style:name="T214" style:parent-style-name="DefaultParagraphFont" style:family="text">
      <style:text-properties style:font-name="Arial" style:font-name-complex="Arial"/>
    </style:style>
    <style:style style:name="T215" style:parent-style-name="DefaultParagraphFont" style:family="text">
      <style:text-properties style:font-name="Segoe UI Symbol" style:font-name-complex="Segoe UI Symbol"/>
    </style:style>
    <style:style style:name="T216" style:parent-style-name="DefaultParagraphFont" style:family="text">
      <style:text-properties style:font-name="Arial" style:font-name-complex="Arial"/>
    </style:style>
    <style:style style:name="T217" style:parent-style-name="DefaultParagraphFont" style:family="text">
      <style:text-properties style:font-name="Segoe UI Symbol" style:font-name-complex="Segoe UI Symbol"/>
    </style:style>
    <style:style style:name="T218" style:parent-style-name="DefaultParagraphFont" style:family="text">
      <style:text-properties style:font-name="Arial" style:font-name-complex="Arial"/>
    </style:style>
    <style:style style:name="T219" style:parent-style-name="DefaultParagraphFont" style:family="text">
      <style:text-properties style:font-name="Arial" style:font-name-complex="Arial"/>
    </style:style>
    <style:style style:name="T220" style:parent-style-name="DefaultParagraphFont" style:family="text">
      <style:text-properties style:font-name="Arial" style:font-name-complex="Arial"/>
    </style:style>
    <style:style style:name="T221" style:parent-style-name="DefaultParagraphFont" style:family="text">
      <style:text-properties style:font-name="Segoe UI Symbol" style:font-name-complex="Segoe UI Symbol"/>
    </style:style>
    <style:style style:name="T222" style:parent-style-name="DefaultParagraphFont" style:family="text">
      <style:text-properties style:font-name="Arial" style:font-name-complex="Arial"/>
    </style:style>
    <style:style style:name="T223" style:parent-style-name="DefaultParagraphFont" style:family="text">
      <style:text-properties style:font-name="Segoe UI Symbol" style:font-name-complex="Segoe UI Symbol"/>
    </style:style>
    <style:style style:name="T224" style:parent-style-name="DefaultParagraphFont" style:family="text">
      <style:text-properties style:font-name="Arial" style:font-name-complex="Arial"/>
    </style:style>
    <style:style style:name="T225" style:parent-style-name="DefaultParagraphFont" style:family="text">
      <style:text-properties style:font-name="Segoe UI Symbol" style:font-name-complex="Segoe UI Symbol"/>
    </style:style>
    <style:style style:name="T226" style:parent-style-name="DefaultParagraphFont" style:family="text">
      <style:text-properties style:font-name="Arial" style:font-name-complex="Arial"/>
    </style:style>
    <style:style style:name="T227" style:parent-style-name="DefaultParagraphFont" style:family="text">
      <style:text-properties style:font-name="Segoe UI Symbol" style:font-name-complex="Segoe UI Symbol"/>
    </style:style>
    <style:style style:name="T228" style:parent-style-name="DefaultParagraphFont" style:family="text">
      <style:text-properties style:font-name="Arial" style:font-name-complex="Arial"/>
    </style:style>
    <style:style style:name="T229" style:parent-style-name="DefaultParagraphFont" style:family="text">
      <style:text-properties style:font-name="Segoe UI Symbol" style:font-name-complex="Segoe UI Symbol"/>
    </style:style>
    <style:style style:name="T230" style:parent-style-name="DefaultParagraphFont" style:family="text">
      <style:text-properties style:font-name="Arial" style:font-name-complex="Arial"/>
    </style:style>
    <style:style style:name="T231" style:parent-style-name="DefaultParagraphFont" style:family="text">
      <style:text-properties style:font-name="Segoe UI Symbol" style:font-name-complex="Segoe UI Symbol"/>
    </style:style>
    <style:style style:name="T232" style:parent-style-name="DefaultParagraphFont" style:family="text">
      <style:text-properties style:font-name="Arial" style:font-name-complex="Arial"/>
    </style:style>
    <style:style style:name="T233" style:parent-style-name="DefaultParagraphFont" style:family="text">
      <style:text-properties style:font-name="Segoe UI Symbol" style:font-name-complex="Segoe UI Symbol"/>
    </style:style>
    <style:style style:name="T234" style:parent-style-name="DefaultParagraphFont" style:family="text">
      <style:text-properties style:font-name="Arial" style:font-name-complex="Arial"/>
    </style:style>
    <style:style style:name="T235" style:parent-style-name="DefaultParagraphFont" style:family="text">
      <style:text-properties style:font-name="Segoe UI Symbol" style:font-name-complex="Segoe UI Symbol"/>
    </style:style>
    <style:style style:name="T236" style:parent-style-name="DefaultParagraphFont" style:family="text">
      <style:text-properties style:font-name="Arial" style:font-name-complex="Arial"/>
    </style:style>
    <style:style style:name="T237" style:parent-style-name="DefaultParagraphFont" style:family="text">
      <style:text-properties style:font-name="Arial" style:font-name-complex="Arial"/>
    </style:style>
    <style:style style:name="T238" style:parent-style-name="DefaultParagraphFont" style:family="text">
      <style:text-properties style:font-name="Arial" style:font-name-complex="Arial"/>
    </style:style>
    <style:style style:name="T239" style:parent-style-name="DefaultParagraphFont" style:family="text">
      <style:text-properties style:font-name="Segoe UI Symbol" style:font-name-complex="Segoe UI Symbol"/>
    </style:style>
    <style:style style:name="T240" style:parent-style-name="DefaultParagraphFont" style:family="text">
      <style:text-properties style:font-name="Arial" style:font-name-complex="Arial"/>
    </style:style>
    <style:style style:name="T241" style:parent-style-name="DefaultParagraphFont" style:family="text">
      <style:text-properties style:font-name="Segoe UI Symbol" style:font-name-complex="Segoe UI Symbol"/>
    </style:style>
    <style:style style:name="T242" style:parent-style-name="DefaultParagraphFont" style:family="text">
      <style:text-properties style:font-name="Arial" style:font-name-complex="Arial"/>
    </style:style>
    <style:style style:name="T243" style:parent-style-name="DefaultParagraphFont" style:family="text">
      <style:text-properties style:font-name="Segoe UI Symbol" style:font-name-complex="Segoe UI Symbol"/>
    </style:style>
    <style:style style:name="T244" style:parent-style-name="DefaultParagraphFont" style:family="text">
      <style:text-properties style:font-name="Arial" style:font-name-complex="Arial"/>
    </style:style>
    <style:style style:name="T245" style:parent-style-name="DefaultParagraphFont" style:family="text">
      <style:text-properties style:font-name="Segoe UI Symbol" style:font-name-complex="Segoe UI Symbol"/>
    </style:style>
    <style:style style:name="T246" style:parent-style-name="DefaultParagraphFont" style:family="text">
      <style:text-properties style:font-name="Arial" style:font-name-complex="Arial"/>
    </style:style>
    <style:style style:name="T247" style:parent-style-name="DefaultParagraphFont" style:family="text">
      <style:text-properties style:font-name="Segoe UI Symbol" style:font-name-complex="Segoe UI Symbol"/>
    </style:style>
    <style:style style:name="T248" style:parent-style-name="DefaultParagraphFont" style:family="text">
      <style:text-properties style:font-name="Arial" style:font-name-complex="Arial"/>
    </style:style>
    <style:style style:name="T249" style:parent-style-name="DefaultParagraphFont" style:family="text">
      <style:text-properties style:font-name="Segoe UI Symbol" style:font-name-complex="Segoe UI Symbol"/>
    </style:style>
    <style:style style:name="T250" style:parent-style-name="DefaultParagraphFont" style:family="text">
      <style:text-properties style:font-name="Arial" style:font-name-complex="Arial"/>
    </style:style>
    <style:style style:name="T251" style:parent-style-name="DefaultParagraphFont" style:family="text">
      <style:text-properties style:font-name="Arial" style:font-name-complex="Arial"/>
    </style:style>
    <style:style style:name="T252" style:parent-style-name="DefaultParagraphFont" style:family="text">
      <style:text-properties style:font-name="Arial" style:font-name-complex="Arial"/>
    </style:style>
    <style:style style:name="T253" style:parent-style-name="DefaultParagraphFont" style:family="text">
      <style:text-properties style:font-name="Segoe UI Symbol" style:font-name-complex="Segoe UI Symbol"/>
    </style:style>
    <style:style style:name="T254" style:parent-style-name="DefaultParagraphFont" style:family="text">
      <style:text-properties style:font-name="Arial" style:font-name-complex="Arial"/>
    </style:style>
    <style:style style:name="T255" style:parent-style-name="DefaultParagraphFont" style:family="text">
      <style:text-properties style:font-name="Segoe UI Symbol" style:font-name-complex="Segoe UI Symbol"/>
    </style:style>
    <style:style style:name="T256" style:parent-style-name="DefaultParagraphFont" style:family="text">
      <style:text-properties style:font-name="Arial" style:font-name-complex="Arial"/>
    </style:style>
    <style:style style:name="T257" style:parent-style-name="DefaultParagraphFont" style:family="text">
      <style:text-properties style:font-name="Segoe UI Symbol" style:font-name-complex="Segoe UI Symbol"/>
    </style:style>
    <style:style style:name="T258" style:parent-style-name="DefaultParagraphFont" style:family="text">
      <style:text-properties style:font-name="Arial" style:font-name-complex="Arial"/>
    </style:style>
    <style:style style:name="T259" style:parent-style-name="DefaultParagraphFont" style:family="text">
      <style:text-properties style:font-name="Segoe UI Symbol" style:font-name-complex="Segoe UI Symbol"/>
    </style:style>
    <style:style style:name="T260" style:parent-style-name="DefaultParagraphFont" style:family="text">
      <style:text-properties style:font-name="Arial" style:font-name-complex="Arial"/>
    </style:style>
    <style:style style:name="T261" style:parent-style-name="DefaultParagraphFont" style:family="text">
      <style:text-properties style:font-name="Segoe UI Symbol" style:font-name-complex="Segoe UI Symbol"/>
    </style:style>
    <style:style style:name="T262" style:parent-style-name="DefaultParagraphFont" style:family="text">
      <style:text-properties style:font-name="Arial" style:font-name-complex="Arial"/>
    </style:style>
    <style:style style:name="T263" style:parent-style-name="DefaultParagraphFont" style:family="text">
      <style:text-properties style:font-name="Segoe UI Symbol" style:font-name-complex="Segoe UI Symbol"/>
    </style:style>
    <style:style style:name="T264" style:parent-style-name="DefaultParagraphFont" style:family="text">
      <style:text-properties style:font-name="Arial" style:font-name-complex="Arial"/>
    </style:style>
    <style:style style:name="T265" style:parent-style-name="DefaultParagraphFont" style:family="text">
      <style:text-properties style:font-name="Arial" style:font-name-complex="Arial"/>
    </style:style>
    <style:style style:name="T266" style:parent-style-name="DefaultParagraphFont" style:family="text">
      <style:text-properties style:font-name="Arial" style:font-name-complex="Arial"/>
    </style:style>
    <style:style style:name="T267" style:parent-style-name="DefaultParagraphFont" style:family="text">
      <style:text-properties style:font-name="Arial" style:font-name-complex="Arial"/>
    </style:style>
    <style:style style:name="T268" style:parent-style-name="DefaultParagraphFont" style:family="text">
      <style:text-properties style:font-name="Arial" style:font-name-complex="Arial"/>
    </style:style>
    <style:style style:name="T269" style:parent-style-name="DefaultParagraphFont" style:family="text">
      <style:text-properties style:font-name="Segoe UI Symbol" style:font-name-complex="Segoe UI Symbol"/>
    </style:style>
    <style:style style:name="T270" style:parent-style-name="DefaultParagraphFont" style:family="text">
      <style:text-properties style:font-name="Arial" style:font-name-complex="Arial"/>
    </style:style>
    <style:style style:name="T271" style:parent-style-name="DefaultParagraphFont" style:family="text">
      <style:text-properties style:font-name="Segoe UI Symbol" style:font-name-complex="Segoe UI Symbol"/>
    </style:style>
    <style:style style:name="T272" style:parent-style-name="DefaultParagraphFont" style:family="text">
      <style:text-properties style:font-name="Arial" style:font-name-complex="Arial"/>
    </style:style>
    <style:style style:name="T273" style:parent-style-name="DefaultParagraphFont" style:family="text">
      <style:text-properties style:font-name="Segoe UI Symbol" style:font-name-complex="Segoe UI Symbol"/>
    </style:style>
    <style:style style:name="T274" style:parent-style-name="DefaultParagraphFont" style:family="text">
      <style:text-properties style:font-name="Arial" style:font-name-complex="Arial"/>
    </style:style>
    <style:style style:name="T275" style:parent-style-name="DefaultParagraphFont" style:family="text">
      <style:text-properties style:font-name="Segoe UI Symbol" style:font-name-complex="Segoe UI Symbol"/>
    </style:style>
    <style:style style:name="T276" style:parent-style-name="DefaultParagraphFont" style:family="text">
      <style:text-properties style:font-name="Arial" style:font-name-complex="Arial"/>
    </style:style>
    <style:style style:name="T277" style:parent-style-name="DefaultParagraphFont" style:family="text">
      <style:text-properties style:font-name="Segoe UI Symbol" style:font-name-complex="Segoe UI Symbol"/>
    </style:style>
    <style:style style:name="T278" style:parent-style-name="DefaultParagraphFont" style:family="text">
      <style:text-properties style:font-name="Arial" style:font-name-complex="Arial"/>
    </style:style>
    <style:style style:name="T279" style:parent-style-name="DefaultParagraphFont" style:family="text">
      <style:text-properties style:font-name="Segoe UI Symbol" style:font-name-complex="Segoe UI Symbol"/>
    </style:style>
    <style:style style:name="T280" style:parent-style-name="DefaultParagraphFont" style:family="text">
      <style:text-properties style:font-name="Arial" style:font-name-complex="Arial"/>
    </style:style>
    <style:style style:name="T281" style:parent-style-name="DefaultParagraphFont" style:family="text">
      <style:text-properties style:font-name="Arial" style:font-name-complex="Arial"/>
    </style:style>
    <style:style style:name="T282" style:parent-style-name="DefaultParagraphFont" style:family="text">
      <style:text-properties style:font-name="Arial" style:font-name-complex="Arial"/>
    </style:style>
    <style:style style:name="T283" style:parent-style-name="DefaultParagraphFont" style:family="text">
      <style:text-properties style:font-name="Segoe UI Symbol" style:font-name-complex="Segoe UI Symbol"/>
    </style:style>
    <style:style style:name="T284" style:parent-style-name="DefaultParagraphFont" style:family="text">
      <style:text-properties style:font-name="Arial" style:font-name-complex="Arial"/>
    </style:style>
    <style:style style:name="T285" style:parent-style-name="DefaultParagraphFont" style:family="text">
      <style:text-properties style:font-name="Segoe UI Symbol" style:font-name-complex="Segoe UI Symbol"/>
    </style:style>
    <style:style style:name="T286" style:parent-style-name="DefaultParagraphFont" style:family="text">
      <style:text-properties style:font-name="Arial" style:font-name-complex="Arial"/>
    </style:style>
    <style:style style:name="T287" style:parent-style-name="DefaultParagraphFont" style:family="text">
      <style:text-properties style:font-name="Segoe UI Symbol" style:font-name-complex="Segoe UI Symbol"/>
    </style:style>
    <style:style style:name="T288" style:parent-style-name="DefaultParagraphFont" style:family="text">
      <style:text-properties style:font-name="Arial" style:font-name-complex="Arial"/>
    </style:style>
    <style:style style:name="T289" style:parent-style-name="DefaultParagraphFont" style:family="text">
      <style:text-properties style:font-name="Segoe UI Symbol" style:font-name-complex="Segoe UI Symbol"/>
    </style:style>
    <style:style style:name="T290" style:parent-style-name="DefaultParagraphFont" style:family="text">
      <style:text-properties style:font-name="Arial" style:font-name-complex="Arial"/>
    </style:style>
    <style:style style:name="T291" style:parent-style-name="DefaultParagraphFont" style:family="text">
      <style:text-properties style:font-name="Segoe UI Symbol" style:font-name-complex="Segoe UI Symbol"/>
    </style:style>
    <style:style style:name="T292" style:parent-style-name="DefaultParagraphFont" style:family="text">
      <style:text-properties style:font-name="Arial" style:font-name-complex="Arial"/>
    </style:style>
    <style:style style:name="T293" style:parent-style-name="DefaultParagraphFont" style:family="text">
      <style:text-properties style:font-name="Segoe UI Symbol" style:font-name-complex="Segoe UI Symbol"/>
    </style:style>
    <style:style style:name="T294" style:parent-style-name="DefaultParagraphFont" style:family="text">
      <style:text-properties style:font-name="Arial" style:font-name-complex="Arial"/>
    </style:style>
    <style:style style:name="T295" style:parent-style-name="DefaultParagraphFont" style:family="text">
      <style:text-properties style:font-name="Arial" style:font-name-complex="Arial"/>
    </style:style>
    <style:style style:name="T296" style:parent-style-name="DefaultParagraphFont" style:family="text">
      <style:text-properties style:font-name="Arial" style:font-name-complex="Arial"/>
    </style:style>
    <style:style style:name="T297" style:parent-style-name="DefaultParagraphFont" style:family="text">
      <style:text-properties style:font-name="Segoe UI Symbol" style:font-name-complex="Segoe UI Symbol"/>
    </style:style>
    <style:style style:name="T298" style:parent-style-name="DefaultParagraphFont" style:family="text">
      <style:text-properties style:font-name="Arial" style:font-name-complex="Arial"/>
    </style:style>
    <style:style style:name="T299" style:parent-style-name="DefaultParagraphFont" style:family="text">
      <style:text-properties style:font-name="Segoe UI Symbol" style:font-name-complex="Segoe UI Symbol"/>
    </style:style>
    <style:style style:name="T300" style:parent-style-name="DefaultParagraphFont" style:family="text">
      <style:text-properties style:font-name="Arial" style:font-name-complex="Arial"/>
    </style:style>
    <style:style style:name="T301" style:parent-style-name="DefaultParagraphFont" style:family="text">
      <style:text-properties style:font-name="Segoe UI Symbol" style:font-name-complex="Segoe UI Symbol"/>
    </style:style>
    <style:style style:name="T302" style:parent-style-name="DefaultParagraphFont" style:family="text">
      <style:text-properties style:font-name="Arial" style:font-name-complex="Arial"/>
    </style:style>
    <style:style style:name="T303" style:parent-style-name="DefaultParagraphFont" style:family="text">
      <style:text-properties style:font-name="Segoe UI Symbol" style:font-name-complex="Segoe UI Symbol"/>
    </style:style>
    <style:style style:name="T304" style:parent-style-name="DefaultParagraphFont" style:family="text">
      <style:text-properties style:font-name="Arial" style:font-name-complex="Arial"/>
    </style:style>
    <style:style style:name="T305" style:parent-style-name="DefaultParagraphFont" style:family="text">
      <style:text-properties style:font-name="Segoe UI Symbol" style:font-name-complex="Segoe UI Symbol"/>
    </style:style>
    <style:style style:name="T306" style:parent-style-name="DefaultParagraphFont" style:family="text">
      <style:text-properties style:font-name="Arial" style:font-name-complex="Arial"/>
    </style:style>
    <style:style style:name="T307" style:parent-style-name="DefaultParagraphFont" style:family="text">
      <style:text-properties style:font-name="Segoe UI Symbol" style:font-name-complex="Segoe UI Symbol"/>
    </style:style>
    <style:style style:name="T308" style:parent-style-name="DefaultParagraphFont" style:family="text">
      <style:text-properties style:font-name="Arial" style:font-name-complex="Arial"/>
    </style:style>
    <style:style style:name="T309" style:parent-style-name="DefaultParagraphFont" style:family="text">
      <style:text-properties style:font-name="Segoe UI Symbol" style:font-name-complex="Segoe UI Symbol"/>
    </style:style>
    <style:style style:name="T310" style:parent-style-name="DefaultParagraphFont" style:family="text">
      <style:text-properties style:font-name="Arial" style:font-name-complex="Arial"/>
    </style:style>
    <style:style style:name="T311" style:parent-style-name="DefaultParagraphFont" style:family="text">
      <style:text-properties style:font-name="Segoe UI Symbol" style:font-name-complex="Segoe UI Symbol"/>
    </style:style>
    <style:style style:name="T312" style:parent-style-name="DefaultParagraphFont" style:family="text">
      <style:text-properties style:font-name="Arial" style:font-name-complex="Arial"/>
    </style:style>
    <style:style style:name="T313" style:parent-style-name="DefaultParagraphFont" style:family="text">
      <style:text-properties style:font-name="Segoe UI Symbol" style:font-name-complex="Segoe UI Symbol"/>
    </style:style>
    <style:style style:name="T314" style:parent-style-name="DefaultParagraphFont" style:family="text">
      <style:text-properties style:font-name="Arial" style:font-name-complex="Arial"/>
    </style:style>
    <style:style style:name="T315" style:parent-style-name="DefaultParagraphFont" style:family="text">
      <style:text-properties style:font-name="Segoe UI Symbol" style:font-name-complex="Segoe UI Symbol"/>
    </style:style>
    <style:style style:name="T316" style:parent-style-name="DefaultParagraphFont" style:family="text">
      <style:text-properties style:font-name="Arial" style:font-name-complex="Arial"/>
    </style:style>
    <style:style style:name="T317" style:parent-style-name="DefaultParagraphFont" style:family="text">
      <style:text-properties style:font-name="Segoe UI Symbol" style:font-name-complex="Segoe UI Symbol"/>
    </style:style>
    <style:style style:name="T318" style:parent-style-name="DefaultParagraphFont" style:family="text">
      <style:text-properties style:font-name="Arial" style:font-name-complex="Arial"/>
    </style:style>
    <style:style style:name="T319" style:parent-style-name="DefaultParagraphFont" style:family="text">
      <style:text-properties style:font-name="Segoe UI Symbol" style:font-name-complex="Segoe UI Symbol"/>
    </style:style>
    <style:style style:name="T320" style:parent-style-name="DefaultParagraphFont" style:family="text">
      <style:text-properties style:font-name="Arial" style:font-name-complex="Arial"/>
    </style:style>
    <style:style style:name="T321" style:parent-style-name="DefaultParagraphFont" style:family="text">
      <style:text-properties style:font-name="Arial" style:font-name-complex="Arial"/>
    </style:style>
    <style:style style:name="T322" style:parent-style-name="DefaultParagraphFont" style:family="text">
      <style:text-properties style:font-name="Arial" style:font-name-complex="Arial"/>
    </style:style>
    <style:style style:name="T323" style:parent-style-name="DefaultParagraphFont" style:family="text">
      <style:text-properties style:font-name="Segoe UI Symbol" style:font-name-complex="Segoe UI Symbol"/>
    </style:style>
    <style:style style:name="T324" style:parent-style-name="DefaultParagraphFont" style:family="text">
      <style:text-properties style:font-name="Arial" style:font-name-complex="Arial"/>
    </style:style>
    <style:style style:name="T325" style:parent-style-name="DefaultParagraphFont" style:family="text">
      <style:text-properties style:font-name="Segoe UI Symbol" style:font-name-complex="Segoe UI Symbol"/>
    </style:style>
    <style:style style:name="T326" style:parent-style-name="DefaultParagraphFont" style:family="text">
      <style:text-properties style:font-name="Arial" style:font-name-complex="Arial"/>
    </style:style>
    <style:style style:name="T327" style:parent-style-name="DefaultParagraphFont" style:family="text">
      <style:text-properties style:font-name="Segoe UI Symbol" style:font-name-complex="Segoe UI Symbol"/>
    </style:style>
    <style:style style:name="T328" style:parent-style-name="DefaultParagraphFont" style:family="text">
      <style:text-properties style:font-name="Arial" style:font-name-complex="Arial"/>
    </style:style>
    <style:style style:name="T329" style:parent-style-name="DefaultParagraphFont" style:family="text">
      <style:text-properties style:font-name="Segoe UI Symbol" style:font-name-complex="Segoe UI Symbol"/>
    </style:style>
    <style:style style:name="T330" style:parent-style-name="DefaultParagraphFont" style:family="text">
      <style:text-properties style:font-name="Arial" style:font-name-complex="Arial"/>
    </style:style>
    <style:style style:name="T331" style:parent-style-name="DefaultParagraphFont" style:family="text">
      <style:text-properties style:font-name="Segoe UI Symbol" style:font-name-complex="Segoe UI Symbol"/>
    </style:style>
    <style:style style:name="T332" style:parent-style-name="DefaultParagraphFont" style:family="text">
      <style:text-properties style:font-name="Arial" style:font-name-complex="Arial"/>
    </style:style>
    <style:style style:name="T333" style:parent-style-name="DefaultParagraphFont" style:family="text">
      <style:text-properties style:font-name="Segoe UI Symbol" style:font-name-complex="Segoe UI Symbol"/>
    </style:style>
    <style:style style:name="T334" style:parent-style-name="DefaultParagraphFont" style:family="text">
      <style:text-properties style:font-name="Arial" style:font-name-complex="Arial"/>
    </style:style>
    <style:style style:name="T335" style:parent-style-name="DefaultParagraphFont" style:family="text">
      <style:text-properties style:font-name="Arial" style:font-name-complex="Arial"/>
    </style:style>
    <style:style style:name="T336" style:parent-style-name="DefaultParagraphFont" style:family="text">
      <style:text-properties style:font-name="Arial" style:font-name-complex="Arial"/>
    </style:style>
    <style:style style:name="T337" style:parent-style-name="DefaultParagraphFont" style:family="text">
      <style:text-properties style:font-name="Segoe UI Symbol" style:font-name-complex="Segoe UI Symbol"/>
    </style:style>
    <style:style style:name="T338" style:parent-style-name="DefaultParagraphFont" style:family="text">
      <style:text-properties style:font-name="Arial" style:font-name-complex="Arial"/>
    </style:style>
    <style:style style:name="T339" style:parent-style-name="DefaultParagraphFont" style:family="text">
      <style:text-properties style:font-name="Segoe UI Symbol" style:font-name-complex="Segoe UI Symbol"/>
    </style:style>
    <style:style style:name="T340" style:parent-style-name="DefaultParagraphFont" style:family="text">
      <style:text-properties style:font-name="Arial" style:font-name-complex="Arial"/>
    </style:style>
    <style:style style:name="T341" style:parent-style-name="DefaultParagraphFont" style:family="text">
      <style:text-properties style:font-name="Segoe UI Symbol" style:font-name-complex="Segoe UI Symbol"/>
    </style:style>
    <style:style style:name="T342" style:parent-style-name="DefaultParagraphFont" style:family="text">
      <style:text-properties style:font-name="Arial" style:font-name-complex="Arial"/>
    </style:style>
    <style:style style:name="T343" style:parent-style-name="DefaultParagraphFont" style:family="text">
      <style:text-properties style:font-name="Segoe UI Symbol" style:font-name-complex="Segoe UI Symbol"/>
    </style:style>
    <style:style style:name="T344" style:parent-style-name="DefaultParagraphFont" style:family="text">
      <style:text-properties style:font-name="Arial" style:font-name-complex="Arial"/>
    </style:style>
    <style:style style:name="T345" style:parent-style-name="DefaultParagraphFont" style:family="text">
      <style:text-properties style:font-name="Segoe UI Symbol" style:font-name-complex="Segoe UI Symbol"/>
    </style:style>
    <style:style style:name="T346" style:parent-style-name="DefaultParagraphFont" style:family="text">
      <style:text-properties style:font-name="Arial" style:font-name-complex="Arial"/>
    </style:style>
    <style:style style:name="T347" style:parent-style-name="DefaultParagraphFont" style:family="text">
      <style:text-properties style:font-name="Segoe UI Symbol" style:font-name-complex="Segoe UI Symbol"/>
    </style:style>
    <style:style style:name="T348" style:parent-style-name="DefaultParagraphFont" style:family="text">
      <style:text-properties style:font-name="Arial" style:font-name-complex="Arial"/>
    </style:style>
    <style:style style:name="T349" style:parent-style-name="DefaultParagraphFont" style:family="text">
      <style:text-properties style:font-name="Arial" style:font-name-complex="Arial"/>
    </style:style>
    <style:style style:name="T350" style:parent-style-name="DefaultParagraphFont" style:family="text">
      <style:text-properties style:font-name="Arial" style:font-name-complex="Arial"/>
    </style:style>
    <style:style style:name="T351" style:parent-style-name="DefaultParagraphFont" style:family="text">
      <style:text-properties style:font-name="Segoe UI Symbol" style:font-name-complex="Segoe UI Symbol"/>
    </style:style>
    <style:style style:name="T352" style:parent-style-name="DefaultParagraphFont" style:family="text">
      <style:text-properties style:font-name="Arial" style:font-name-complex="Arial"/>
    </style:style>
    <style:style style:name="T353" style:parent-style-name="DefaultParagraphFont" style:family="text">
      <style:text-properties style:font-name="Segoe UI Symbol" style:font-name-complex="Segoe UI Symbol"/>
    </style:style>
    <style:style style:name="T354" style:parent-style-name="DefaultParagraphFont" style:family="text">
      <style:text-properties style:font-name="Arial" style:font-name-complex="Arial"/>
    </style:style>
    <style:style style:name="T355" style:parent-style-name="DefaultParagraphFont" style:family="text">
      <style:text-properties style:font-name="Segoe UI Symbol" style:font-name-complex="Segoe UI Symbol"/>
    </style:style>
    <style:style style:name="T356" style:parent-style-name="DefaultParagraphFont" style:family="text">
      <style:text-properties style:font-name="Arial" style:font-name-complex="Arial"/>
    </style:style>
    <style:style style:name="T357" style:parent-style-name="DefaultParagraphFont" style:family="text">
      <style:text-properties style:font-name="Segoe UI Symbol" style:font-name-complex="Segoe UI Symbol"/>
    </style:style>
    <style:style style:name="T358" style:parent-style-name="DefaultParagraphFont" style:family="text">
      <style:text-properties style:font-name="Arial" style:font-name-complex="Arial"/>
    </style:style>
    <style:style style:name="T359" style:parent-style-name="DefaultParagraphFont" style:family="text">
      <style:text-properties style:font-name="Segoe UI Symbol" style:font-name-complex="Segoe UI Symbol"/>
    </style:style>
    <style:style style:name="T360" style:parent-style-name="DefaultParagraphFont" style:family="text">
      <style:text-properties style:font-name="Arial" style:font-name-complex="Arial"/>
    </style:style>
    <style:style style:name="T361" style:parent-style-name="DefaultParagraphFont" style:family="text">
      <style:text-properties style:font-name="Arial" style:font-name-complex="Arial"/>
    </style:style>
    <style:style style:name="T362" style:parent-style-name="DefaultParagraphFont" style:family="text">
      <style:text-properties style:font-name="Segoe UI Symbol" style:font-name-complex="Segoe UI Symbol"/>
    </style:style>
    <style:style style:name="T363" style:parent-style-name="DefaultParagraphFont" style:family="text">
      <style:text-properties style:font-name="Arial" style:font-name-complex="Arial"/>
    </style:style>
    <style:style style:name="T364" style:parent-style-name="DefaultParagraphFont" style:family="text">
      <style:text-properties style:font-name="Segoe UI Symbol" style:font-name-complex="Segoe UI Symbol"/>
    </style:style>
    <style:style style:name="T365" style:parent-style-name="DefaultParagraphFont" style:family="text">
      <style:text-properties style:font-name="Arial" style:font-name-complex="Arial"/>
    </style:style>
    <style:style style:name="T366" style:parent-style-name="DefaultParagraphFont" style:family="text">
      <style:text-properties style:font-name="Arial" style:font-name-complex="Arial"/>
    </style:style>
    <style:style style:name="T367" style:parent-style-name="DefaultParagraphFont" style:family="text">
      <style:text-properties style:font-name="Segoe UI Symbol" style:font-name-complex="Segoe UI Symbol"/>
    </style:style>
    <style:style style:name="T368" style:parent-style-name="DefaultParagraphFont" style:family="text">
      <style:text-properties style:font-name="Arial" style:font-name-complex="Arial"/>
    </style:style>
    <style:style style:name="T369" style:parent-style-name="DefaultParagraphFont" style:family="text">
      <style:text-properties style:font-name="Segoe UI Symbol" style:font-name-complex="Segoe UI Symbol"/>
    </style:style>
    <style:style style:name="T370" style:parent-style-name="DefaultParagraphFont" style:family="text">
      <style:text-properties style:font-name="Arial" style:font-name-complex="Arial"/>
    </style:style>
    <style:style style:name="T371" style:parent-style-name="DefaultParagraphFont" style:family="text">
      <style:text-properties style:font-name="Segoe UI Symbol" style:font-name-complex="Segoe UI Symbol"/>
    </style:style>
    <style:style style:name="T372" style:parent-style-name="DefaultParagraphFont" style:family="text">
      <style:text-properties style:font-name="Arial" style:font-name-complex="Arial"/>
    </style:style>
    <style:style style:name="T373" style:parent-style-name="DefaultParagraphFont" style:family="text">
      <style:text-properties style:font-name="Segoe UI Symbol" style:font-name-complex="Segoe UI Symbol"/>
    </style:style>
    <style:style style:name="T374" style:parent-style-name="DefaultParagraphFont" style:family="text">
      <style:text-properties style:font-name="Arial" style:font-name-complex="Arial"/>
    </style:style>
    <style:style style:name="T375" style:parent-style-name="DefaultParagraphFont" style:family="text">
      <style:text-properties style:font-name="Arial" style:font-name-complex="Arial"/>
    </style:style>
    <style:style style:name="T376" style:parent-style-name="DefaultParagraphFont" style:family="text">
      <style:text-properties style:font-name="Segoe UI Symbol" style:font-name-complex="Segoe UI Symbol"/>
    </style:style>
    <style:style style:name="T377" style:parent-style-name="DefaultParagraphFont" style:family="text">
      <style:text-properties style:font-name="Arial" style:font-name-complex="Arial"/>
    </style:style>
    <style:style style:name="T378" style:parent-style-name="DefaultParagraphFont" style:family="text">
      <style:text-properties style:font-name="Arial" style:font-name-complex="Arial"/>
    </style:style>
    <style:style style:name="T379" style:parent-style-name="DefaultParagraphFont" style:family="text">
      <style:text-properties style:font-name="Arial" style:font-name-complex="Arial"/>
    </style:style>
    <style:style style:name="T380" style:parent-style-name="DefaultParagraphFont" style:family="text">
      <style:text-properties style:font-name="Segoe UI Symbol" style:font-name-complex="Segoe UI Symbol"/>
    </style:style>
    <style:style style:name="T381" style:parent-style-name="DefaultParagraphFont" style:family="text">
      <style:text-properties style:font-name="Arial" style:font-name-complex="Arial"/>
    </style:style>
    <style:style style:name="T382" style:parent-style-name="DefaultParagraphFont" style:family="text">
      <style:text-properties style:font-name="Segoe UI Symbol" style:font-name-complex="Segoe UI Symbol"/>
    </style:style>
    <style:style style:name="T383" style:parent-style-name="DefaultParagraphFont" style:family="text">
      <style:text-properties style:font-name="Arial" style:font-name-complex="Arial"/>
    </style:style>
    <style:style style:name="T384" style:parent-style-name="DefaultParagraphFont" style:family="text">
      <style:text-properties style:font-name="Segoe UI Symbol" style:font-name-complex="Segoe UI Symbol"/>
    </style:style>
    <style:style style:name="T385" style:parent-style-name="DefaultParagraphFont" style:family="text">
      <style:text-properties style:font-name="Arial" style:font-name-complex="Arial"/>
    </style:style>
    <style:style style:name="T386" style:parent-style-name="DefaultParagraphFont" style:family="text">
      <style:text-properties style:font-name="Segoe UI Symbol" style:font-name-complex="Segoe UI Symbol"/>
    </style:style>
    <style:style style:name="T387" style:parent-style-name="DefaultParagraphFont" style:family="text">
      <style:text-properties style:font-name="Arial" style:font-name-complex="Arial"/>
    </style:style>
    <style:style style:name="T388" style:parent-style-name="DefaultParagraphFont" style:family="text">
      <style:text-properties style:font-name="Segoe UI Symbol" style:font-name-complex="Segoe UI Symbol"/>
    </style:style>
    <style:style style:name="T389" style:parent-style-name="DefaultParagraphFont" style:family="text">
      <style:text-properties style:font-name="Arial" style:font-name-complex="Arial"/>
    </style:style>
    <style:style style:name="T390" style:parent-style-name="DefaultParagraphFont" style:family="text">
      <style:text-properties style:font-name="Arial" style:font-name-complex="Arial"/>
    </style:style>
    <style:style style:name="T391" style:parent-style-name="DefaultParagraphFont" style:family="text">
      <style:text-properties style:font-name="Segoe UI Symbol" style:font-name-complex="Segoe UI Symbol"/>
    </style:style>
    <style:style style:name="T392" style:parent-style-name="DefaultParagraphFont" style:family="text">
      <style:text-properties style:font-name="Arial" style:font-name-complex="Arial"/>
    </style:style>
    <style:style style:name="T393" style:parent-style-name="DefaultParagraphFont" style:family="text">
      <style:text-properties style:font-name="Arial" style:font-name-complex="Arial"/>
    </style:style>
    <style:style style:name="T394" style:parent-style-name="DefaultParagraphFont" style:family="text">
      <style:text-properties style:font-name="Arial" style:font-name-complex="Arial"/>
    </style:style>
    <style:style style:name="T395" style:parent-style-name="DefaultParagraphFont" style:family="text">
      <style:text-properties style:font-name="Segoe UI Symbol" style:font-name-complex="Segoe UI Symbol"/>
    </style:style>
    <style:style style:name="T396" style:parent-style-name="DefaultParagraphFont" style:family="text">
      <style:text-properties style:font-name="Arial" style:font-name-complex="Arial"/>
    </style:style>
    <style:style style:name="T397" style:parent-style-name="DefaultParagraphFont" style:family="text">
      <style:text-properties style:font-name="Segoe UI Symbol" style:font-name-complex="Segoe UI Symbol"/>
    </style:style>
    <style:style style:name="T398" style:parent-style-name="DefaultParagraphFont" style:family="text">
      <style:text-properties style:font-name="Arial" style:font-name-complex="Arial"/>
    </style:style>
    <style:style style:name="T399" style:parent-style-name="DefaultParagraphFont" style:family="text">
      <style:text-properties style:font-name="Segoe UI Symbol" style:font-name-complex="Segoe UI Symbol"/>
    </style:style>
    <style:style style:name="T400" style:parent-style-name="DefaultParagraphFont" style:family="text">
      <style:text-properties style:font-name="Arial" style:font-name-complex="Arial"/>
    </style:style>
    <style:style style:name="T401" style:parent-style-name="DefaultParagraphFont" style:family="text">
      <style:text-properties style:font-name="Segoe UI Symbol" style:font-name-complex="Segoe UI Symbol"/>
    </style:style>
    <style:style style:name="T402" style:parent-style-name="DefaultParagraphFont" style:family="text">
      <style:text-properties style:font-name="Arial" style:font-name-complex="Arial"/>
    </style:style>
    <style:style style:name="T403" style:parent-style-name="DefaultParagraphFont" style:family="text">
      <style:text-properties style:font-name="Arial" style:font-name-complex="Arial"/>
    </style:style>
    <style:style style:name="T404" style:parent-style-name="DefaultParagraphFont" style:family="text">
      <style:text-properties style:font-name="Segoe UI Symbol" style:font-name-complex="Segoe UI Symbol"/>
    </style:style>
    <style:style style:name="T405" style:parent-style-name="DefaultParagraphFont" style:family="text">
      <style:text-properties style:font-name="Arial" style:font-name-complex="Arial"/>
    </style:style>
    <style:style style:name="T406" style:parent-style-name="DefaultParagraphFont" style:family="text">
      <style:text-properties style:font-name="Arial" style:font-name-complex="Arial"/>
    </style:style>
    <style:style style:name="T407" style:parent-style-name="DefaultParagraphFont" style:family="text">
      <style:text-properties style:font-name="Arial" style:font-name-complex="Arial"/>
    </style:style>
    <style:style style:name="T408" style:parent-style-name="DefaultParagraphFont" style:family="text">
      <style:text-properties style:font-name="Arial" style:font-name-complex="Arial"/>
    </style:style>
    <style:style style:name="T409" style:parent-style-name="DefaultParagraphFont" style:family="text">
      <style:text-properties style:font-name="Arial" style:font-name-complex="Arial"/>
    </style:style>
    <style:style style:name="T410" style:parent-style-name="DefaultParagraphFont" style:family="text">
      <style:text-properties style:font-name="Arial" style:font-name-complex="Arial"/>
    </style:style>
    <style:style style:name="T411" style:parent-style-name="DefaultParagraphFont" style:family="text">
      <style:text-properties style:font-name="Arial" style:font-name-complex="Arial"/>
    </style:style>
    <style:style style:name="T412" style:parent-style-name="DefaultParagraphFont" style:family="text">
      <style:text-properties style:font-name="Arial" style:font-name-complex="Arial"/>
    </style:style>
    <style:style style:name="T413" style:parent-style-name="DefaultParagraphFont" style:family="text">
      <style:text-properties style:font-name="Arial" style:font-name-complex="Arial"/>
    </style:style>
    <style:style style:name="T414" style:parent-style-name="DefaultParagraphFont" style:family="text">
      <style:text-properties style:font-name="Arial" style:font-name-complex="Arial"/>
    </style:style>
    <style:style style:name="T415" style:parent-style-name="DefaultParagraphFont" style:family="text">
      <style:text-properties style:font-name="Arial" style:font-name-complex="Arial"/>
    </style:style>
    <style:style style:name="T416" style:parent-style-name="DefaultParagraphFont" style:family="text">
      <style:text-properties style:font-name="Arial" style:font-name-complex="Arial"/>
    </style:style>
    <style:style style:name="T417" style:parent-style-name="DefaultParagraphFont" style:family="text">
      <style:text-properties style:font-name="Arial" style:font-name-complex="Arial"/>
    </style:style>
    <style:style style:name="T418" style:parent-style-name="DefaultParagraphFont" style:family="text">
      <style:text-properties style:font-name="Arial" style:font-name-complex="Arial"/>
    </style:style>
    <style:style style:name="T419" style:parent-style-name="DefaultParagraphFont" style:family="text">
      <style:text-properties style:font-name="Arial" style:font-name-complex="Arial"/>
    </style:style>
    <style:style style:name="T420" style:parent-style-name="DefaultParagraphFont" style:family="text">
      <style:text-properties style:font-name="Arial" style:font-name-complex="Arial"/>
    </style:style>
    <style:style style:name="T421" style:parent-style-name="DefaultParagraphFont" style:family="text">
      <style:text-properties style:font-name="Arial" style:font-name-complex="Arial"/>
    </style:style>
    <style:style style:name="T422" style:parent-style-name="DefaultParagraphFont" style:family="text">
      <style:text-properties style:font-name="Arial" style:font-name-complex="Arial"/>
    </style:style>
    <style:style style:name="T423" style:parent-style-name="DefaultParagraphFont" style:family="text">
      <style:text-properties style:font-name="Arial" style:font-name-complex="Arial"/>
    </style:style>
    <style:style style:name="T424" style:parent-style-name="DefaultParagraphFont" style:family="text">
      <style:text-properties style:font-name="Arial" style:font-name-complex="Arial"/>
    </style:style>
    <style:style style:name="T425" style:parent-style-name="DefaultParagraphFont" style:family="text">
      <style:text-properties style:font-name="Arial" style:font-name-complex="Arial"/>
    </style:style>
    <style:style style:name="T426" style:parent-style-name="DefaultParagraphFont" style:family="text">
      <style:text-properties style:font-name="Arial" style:font-name-complex="Arial"/>
    </style:style>
    <style:style style:name="T427" style:parent-style-name="DefaultParagraphFont" style:family="text">
      <style:text-properties style:font-name="Arial" style:font-name-complex="Arial"/>
    </style:style>
    <style:style style:name="T428" style:parent-style-name="DefaultParagraphFont" style:family="text">
      <style:text-properties style:font-name="Arial" style:font-name-complex="Arial"/>
    </style:style>
    <style:style style:name="T429" style:parent-style-name="DefaultParagraphFont" style:family="text">
      <style:text-properties style:font-name="Arial" style:font-name-complex="Arial"/>
    </style:style>
  </office:automatic-styles>
  <office:body>
    <office:text text:use-soft-page-breaks="true">
      <text:p text:style-name="P1">================================================================================</text:p>
      <text:p text:style-name="Normal">ResNet-50 Training for VinDr-SpineXR</text:p>
      <text:p text:style-name="Normal">================================================================================</text:p>
      <text:p text:style-name="Normal"/>
      <text:p text:style-name="Normal">Configuration:</text:p>
      <text:p text:style-name="Normal"><text:s text:c="2"/>Model: resnet50</text:p>
      <text:p text:style-name="Normal"><text:s text:c="2"/>Batch size: 64</text:p>
      <text:p text:style-name="Normal"><text:s text:c="2"/>Epochs: 15</text:p>
      <text:p text:style-name="Normal"><text:s text:c="2"/>Learning rate: 0.001</text:p>
      <text:p text:style-name="Normal"><text:s text:c="2"/>Image size: 224</text:p>
      <text:p text:style-name="Normal"><text:s text:c="2"/>Output: C:\Users\prosenjit19\Desktop\Spine\vindr-spinexr\outputs\resnet50_optimized</text:p>
      <text:p text:style-name="Normal"/>
      <text:p text:style-name="Normal">Using device: cuda:0</text:p>
      <text:p text:style-name="Normal"><text:s text:c="2"/>GPU: NVIDIA GeForce RTX 3050</text:p>
      <text:p text:style-name="Normal"><text:s text:c="2"/>CUDA version: 11.0</text:p>
      <text:p text:style-name="Normal"><text:s text:c="2"/>Memory allocated: 0.00 MB</text:p>
      <text:p text:style-name="Normal"/>
      <text:p text:style-name="Normal">Loading datasets...</text:p>
      <text:p text:style-name="Normal"><text:s text:c="2"/>Loaded 8389 unique images</text:p>
      <text:p text:style-name="Normal"><text:s text:c="2"/>Normal: 4260</text:p>
      <text:p text:style-name="Normal"><text:s text:c="2"/>Abnormal: 4129</text:p>
      <text:p text:style-name="Normal"><text:s text:c="2"/>Loaded 2077 unique images</text:p>
      <text:p text:style-name="Normal"><text:s text:c="2"/>Normal: 1070</text:p>
      <text:p text:style-name="Normal"><text:s text:c="2"/>Abnormal: 1007</text:p>
      <text:p text:style-name="Normal"><text:s text:c="2"/>Loaded 8389 unique images</text:p>
      <text:p text:style-name="Normal"><text:s text:c="2"/>Normal: 4260</text:p>
      <text:soft-page-break/>
      <text:p text:style-name="Normal"><text:s text:c="2"/>Abnormal: 4129</text:p>
      <text:p text:style-name="Normal"><text:s text:c="2"/>Loaded 2077 unique images</text:p>
      <text:p text:style-name="Normal"><text:s text:c="2"/>Abnormal: 4129</text:p>
      <text:p text:style-name="Normal"><text:s text:c="2"/>Loaded 2077 unique images</text:p>
      <text:p text:style-name="Normal"><text:s text:c="2"/>Loaded 2077 unique images</text:p>
      <text:p text:style-name="Normal"><text:s text:c="2"/>Normal: 1070</text:p>
      <text:p text:style-name="Normal"><text:s text:c="2"/>Abnormal: 1007</text:p>
      <text:p text:style-name="Normal"><text:s text:c="2"/>Abnormal: 1007</text:p>
      <text:p text:style-name="Normal"/>
      <text:p text:style-name="Normal"><text:s text:c="2"/>Class weight (Abnormal): 1.0317</text:p>
      <text:p text:style-name="Normal"/>
      <text:p text:style-name="Normal">Creating ResNet-50 model...</text:p>
      <text:p text:style-name="Normal">Model parameters: 23,510,081</text:p>
      <text:p text:style-name="Normal"/>
      <text:p text:style-name="Normal">Starting training...</text:p>
      <text:p text:style-name="Normal">================================================================================</text:p>
      <text:p text:style-name="Normal">ss=0.511] <text:s text:c="84"/>?, ?it/s]</text:p>
      <text:p text:style-name="Normal">Epoch 1/15 [Val]: 100%|<text:span text:style-name="T2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33/33 [01:57&lt;00:00, <text:s/>3.57s/it]</text:p>
      <text:p text:style-name="Normal"><text:s text:c="2"/>Val Loss: 0.6501 | Val Acc: 0.6351 | AUROC: 0.7350</text:p>
      <text:p text:style-name="Normal"><text:s text:c="2"/>✓ New best AUROC: 0.7350</text:p>
      <text:p text:style-name="Normal">================================================================================</text:p>
      <text:p text:style-name="Normal">Epoch 2/15 [Train]: <text:s/>95%|<text:span text:style-name="T3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4">▏</text:span><text:s text:c="5"/>| 126/132 [08:55&lt;00:25,<text:s/></text:p>
      <text:p text:style-name="Normal"/>
      <text:p text:style-name="Normal">Epoch 2/15</text:p>
      <text:p text:style-name="Normal"><text:s text:c="2"/>Train Loss: 0.5834 | Train Acc: 0.6967</text:p>
      <text:p text:style-name="Normal"><text:s text:c="2"/>Val Loss: 0.6545 | Val Acc: 0.6818 | AUROC: 0.7360</text:p>
      <text:p text:style-name="Normal"><text:s text:c="2"/>✓ New best AUROC: 0.7360</text:p>
      <text:p text:style-name="Normal">================================================================================</text:p>
      <text:p text:style-name="Normal">Epoch 3/15 [Train]: <text:s/>22%|<text:span text:style-name="T5">████████████████████████████</text:span><text:span text:style-name="T6">▊</text:span><text:s text:c="102"/>| 29/132 [02:02&lt;07:18,Epoch 3/15 [Train]: <text:s/>22 <text:s text:c="61"/>| 29/132 [02:02&lt;07:18,Epoch 3/15 <text:s text:c="37"/>| 29/132 [02:06&lt;07:18, Epoch 3/15 [Train]: <text:s/>23%|<text:span text:style-name="T7">█████████████████████</text:span><text:s/>[Train]: <text:s/>22%|<text:span text:style-name="T8">████████████████████████████▌</text:span><text:s text:c="65"/>| 30/132 [02:06&lt;07:22, Epoch 3/15 [Train]: <text:s/>23%|<text:span text:style-name="T9">█████████████████████████████</text:span><text:span text:style-name="T10">▊</text:span><text:s text:c="65"/>| 29/132 [02:06&lt;07:18, Epoch 3/15 [Train]: 2 [02:10&lt;07:22,Epoch 3/15 [Train]: <text:s/>23%|<text:span text:style-name="T11">██████████████████████████████</text:span><text:span text:style-name="T12">▊</text:span><text:s text:c="37"/>23%|<text:span text:style-name="T13">█████████████████████████████▌</text:span><text:s text:c="120"/>| 43/132 [03:05&lt;06:27, <text:s/>4.35s/it, loss=0.605] <text:s text:c="41"/>| 30/132 [02:06&lt;07:22, Epoch 3/15 [Train]: <text:s/>23%|<text:span text:style-name="T14">█████████████████████████████</text:span><text:span text:style-name="T15">▊</text:span><text:s text:c="101"/>| 30/132 [02:10&lt;07:22,Epoch 3/15 [Train]: <text:s/>23%|<text:span text:style-name="T16">██████████████████████████████</text:span><text:span text:style-name="T17">▊</text:span><text:s text:c="36"/>Epoch 3/15 [Train]: <text:s/>33%|<text:span text:style-name="T18">██████████████████████████████████████████</text:span><text:span text:style-name="T19">▎</text:span><text:s text:c="68"/></text:p>
      <text:p text:style-name="Normal">Epoch 3/15 [Train]: <text:s/>33%|<text:span text:style-name="T20">██████████████████████████████████████████</text:span><text:span text:style-name="T21">▎</text:span><text:s text:c="26"/></text:p>
      <text:p text:style-name="Normal"><text:s text:c="61"/>| 43/132 [03:10&lt;06:27, <text:s/>4.35s/it,Epoch 3/15 [Train]: <text:s/>33%|<text:span text:style-name="T22">███████████████████████████████████████████</text:span><text:span text:style-name="T23">▎</text:span><text:s text:c="25"/></text:p>
      <text:p text:style-name="Normal"><text:s text:c="61"/>| 44/132 [03:10&lt;06:29, <text:s/>4.42s/it,Epoch 3/15 [Train]: <text:s/>33%|<text:span text:style-name="T24">███████████████████████████████████████████</text:span><text:span text:style-name="T25">▎</text:span><text:s text:c="25"/></text:p>
      <text:p text:style-name="Normal"><text:s text:c="61"/>| 44/132 [03:14&lt;06:29, <text:s/>4.42s/it,Epoch 3/15 [Train]: <text:s/>34%|<text:span text:style-name="T26">████████████████████████████████████████████</text:span><text:span text:style-name="T27">▎</text:span><text:s text:c="24"/></text:p>
      <text:p text:style-name="Normal"><text:s text:c="61"/>| 45/132 [03:14&lt;06:24, <text:s/>4.42s/it,Epoch 3/15 [Train]: <text:s/>34%|<text:span text:style-name="T28">████████████████████████████████████████████</text:span><text:span text:style-name="T29">▎</text:span><text:s text:c="24"/></text:p>
      <text:p text:style-name="Normal"><text:s text:c="61"/>| 45/132 [03:19&lt;06:24, <text:s/>4.42s/it,Epoch 3/15 [Train]: <text:s/>35%|<text:span text:style-name="T30">█████████████████████████████████████████████</text:span><text:span text:style-name="T31">▎</text:span><text:s text:c="23"/></text:p>
      <text:soft-page-break/>
      <text:p text:style-name="Normal"><text:s text:c="61"/>| 46/132 [03:19&lt;06:13, <text:s/>4.34s/it,Epoch 3/15 [Train]: <text:s/>35%|<text:span text:style-name="T32">█████████████████████████████████████████████</text:span><text:span text:style-name="T33">▎</text:span><text:s text:c="23"/></text:p>
      <text:p text:style-name="Normal"><text:s text:c="61"/>| 46/132 [03:23&lt;06:13, <text:s/>4.34s/it,Epoch 3/15 [Train]: <text:s/>36%|<text:span text:style-name="T34">██████████████████████████████████████████████</text:span><text:span text:style-name="T35">▎</text:span><text:s text:c="22"/></text:p>
      <text:p text:style-name="Normal"><text:s text:c="61"/>| 47/132 [03:23&lt;06:05, <text:s/>4.31s/it,Epoch 3/15 [Train]: <text:s/>36%|<text:span text:style-name="T36">██████████████████████████████████████████████</text:span><text:span text:style-name="T37">▎</text:span><text:s text:c="83"/>| 47/132 [03:27&lt;06:05, <text:s/>4.31s/it,Epoch 3/15 [Train]: <text:s/>36%|<text:span text:style-name="T38">███████████████████████████████████████████████</text:span><text:span text:style-name="T39">▎</text:span><text:s text:c="82"/>| 48/132 [03:27&lt;05:58, <text:s/>4.27s/it,Epoch 3/15 [Train]: <text:s/>36%|<text:span text:style-name="T40">███████████████████████████████████████████████</text:span><text:span text:style-name="T41">▎</text:span><text:s text:c="82"/>| 48/132 [03:31&lt;05:58, <text:s/>4.27s/it,Epoch 3/15 [Train]: <text:s/>37%|<text:span text:style-name="T42">████████████████████████████████████████████████</text:span><text:span text:style-name="T43">▎</text:span><text:s text:c="81"/>| 49/132 [03:31&lt;05:45, <text:s/>4.16s/it,Epoch 3/15 [Train]: <text:s/>37%|<text:span text:style-name="T44">████████████████████████████████████████████████</text:span><text:span text:style-name="T45">▎</text:span><text:s text:c="81"/>| 49/132 [03:35&lt;05:45, <text:s/>4.16s/it,Epoch 3/15 [Train]: <text:s/>38%|<text:span text:style-name="T46">█████████████████████████████████████████████████</text:span><text:span text:style-name="T47">▏</text:span><text:s text:c="80"/>| 50/132 [03:35&lt;05:44, <text:s/>4.20s/it,Epoch 3/15 [Train]: <text:s/>38%|<text:span text:style-name="T48">█████████████████████████████████████████████████</text:span><text:span text:style-name="T49">▏</text:span><text:s text:c="80"/>| 50/132 [03:40&lt;05:44, <text:s/>4.20s/it,Epoch 3/15 [Train]: <text:s/>39%|<text:span text:style-name="T50">██████████████████████████████████████████████████</text:span><text:span text:style-name="T51">▏</text:span><text:s text:c="15"/>Epoch 3/15 [Train]: 100%|<text:span text:style-name="T52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132/132 [09:18&lt;00:00, <text:s/>4.23s/it, loss=0.646]</text:p>
      <text:p text:style-name="Normal">Epoch 3/15 [Val]: 100%|<text:span text:style-name="T53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33/33 [01:58&lt;00:00, <text:s/>3.58s/it]</text:p>
      <text:p text:style-name="Normal"/>
      <text:p text:style-name="Normal">Epoch 3/15</text:p>
      <text:p text:style-name="Normal"><text:s text:c="2"/>Train Loss: 0.5644 | Train Acc: 0.7065</text:p>
      <text:p text:style-name="Normal"><text:s text:c="2"/>Val Loss: 0.5405 | Val Acc: 0.7203 | AUROC: 0.8067</text:p>
      <text:p text:style-name="Normal"><text:s text:c="2"/>✓ New best AUROC: 0.8067</text:p>
      <text:soft-page-break/>
      <text:p text:style-name="Normal">================================================================================</text:p>
      <text:p text:style-name="Normal">Epoch 4/15 [Train]: 100%|<text:span text:style-name="T54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132/132 [09:15&lt;00:00, <text:s/>4.21s/it, loss=0.854]</text:p>
      <text:p text:style-name="Normal">Epoch 4/15 [Val]: 100%|<text:span text:style-name="T55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33/33 [01:56&lt;00:00, <text:s/>3.54s/it]</text:p>
      <text:p text:style-name="Normal"/>
      <text:p text:style-name="Normal">Epoch 4/15</text:p>
      <text:p text:style-name="Normal"><text:s text:c="2"/>Train Loss: 0.5443 | Train Acc: 0.7237</text:p>
      <text:p text:style-name="Normal"><text:s text:c="2"/>Val Loss: 0.5613 | Val Acc: 0.7217 | AUROC: 0.8068</text:p>
      <text:p text:style-name="Normal"><text:s text:c="2"/>✓ New best AUROC: 0.8068</text:p>
      <text:p text:style-name="Normal">================================================================================</text:p>
      <text:p text:style-name="Normal">Epoch 5/15 [Train]: 100%|<text:span text:style-name="T56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132/132 [09:30&lt;00:00, <text:s/>4.32s/it, loss=0.972]</text:p>
      <text:p text:style-name="Normal">Epoch 5/15 [Val]: 100%|<text:span text:style-name="T57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33/33 [02:02&lt;00:00, <text:s/>3.72s/it]<text:s/></text:p>
      <text:p text:style-name="Normal"/>
      <text:p text:style-name="Normal">Epoch 5/15</text:p>
      <text:p text:style-name="Normal"><text:s text:c="2"/>Train Loss: 0.5412 | Train Acc: 0.7262</text:p>
      <text:p text:style-name="Normal"><text:s text:c="2"/>Val Loss: 0.5866 | Val Acc: 0.7145 | AUROC: 0.8068</text:p>
      <text:p text:style-name="Normal"><text:s text:c="2"/>✓ New best AUROC: 0.8068</text:p>
      <text:soft-page-break/>
      <text:p text:style-name="Normal">================================================================================</text:p>
      <text:p text:style-name="Normal">Epoch 6/15 [Train]: 100%|<text:span text:style-name="T58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132/132 [09:48&lt;00:00, <text:s/>4.46s/it, loss=0.609]</text:p>
      <text:p text:style-name="Normal">Epoch 6/15 [Val]: 100%|<text:span text:style-name="T59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33/33 [02:05&lt;00:00, <text:s/>3.79s/it]<text:s/></text:p>
      <text:p text:style-name="Normal"/>
      <text:p text:style-name="Normal">Epoch 6/15</text:p>
      <text:p text:style-name="Normal"><text:s text:c="2"/>Train Loss: 0.5402 | Train Acc: 0.7234</text:p>
      <text:p text:style-name="Normal"><text:s text:c="2"/>Val Loss: 0.5723 | Val Acc: 0.7092 | AUROC: 0.7949</text:p>
      <text:p text:style-name="Normal">================================================================================</text:p>
      <text:p text:style-name="Normal"><text:s text:c="2"/>✓ New best AUROC: 0.8201</text:p>
      <text:p text:style-name="Normal">================================================================================</text:p>
      <text:p text:style-name="Normal">Epoch 8/15 [Train]: 100%|<text:span text:style-name="T60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132/132 [09:43&lt;00:00, <text:s/>4.42s/it, loss=1.06]</text:p>
      <text:p text:style-name="Normal">Epoch 8/15 [Val]: 100%|<text:span text:style-name="T61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33/33 [02:04&lt;00:00, <text:s/>3.77s/it]</text:p>
      <text:p text:style-name="Normal"/>
      <text:p text:style-name="Normal">Epoch 8/15</text:p>
      <text:p text:style-name="Normal"><text:s text:c="2"/>Train Loss: 0.5230 | Train Acc: 0.7404</text:p>
      <text:soft-page-break/>
      <text:p text:style-name="Normal"><text:s text:c="2"/>Val Loss: 0.5437 | Val Acc: 0.7390 | AUROC: 0.8267</text:p>
      <text:p text:style-name="Normal"><text:s text:c="2"/>✓ New best AUROC: 0.8267</text:p>
      <text:p text:style-name="Normal">================================================================================</text:p>
      <text:p text:style-name="Normal">Epoch 9/15 [Train]: 100%|<text:span text:style-name="T62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132/132 [09:41&lt;00:00, <text:s/>4.41s/it, loss=0.982]</text:p>
      <text:p text:style-name="Normal">Epoch 9/15 [Val]: 100%|<text:span text:style-name="T63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33/33 [02:03&lt;00:00, <text:s/>3.75s/it]</text:p>
      <text:p text:style-name="Normal"/>
      <text:p text:style-name="Normal">Epoch 9/15</text:p>
      <text:p text:style-name="Normal"><text:s text:c="2"/>Train Loss: 0.5248 | Train Acc: 0.7368</text:p>
      <text:p text:style-name="Normal"><text:s text:c="2"/>Val Loss: 0.6011 | Val Acc: 0.7265 | AUROC: 0.8224</text:p>
      <text:p text:style-name="Normal">================================================================================</text:p>
      <text:p text:style-name="Normal"/>
      <text:p text:style-name="Normal">Epoch 10/15 <text:s text:c="189"/><text:span text:style-name="T64">█████████████████████</text:span>| 33/33 [01:58&lt;00:00, <text:s/>3.59s/it]<text:s/></text:p>
      <text:p text:style-name="Normal"><text:s text:c="2"/>Train Loss: 0.5167 | Train Acc: 0.7389</text:p>
      <text:p text:style-name="Normal"><text:s text:c="2"/>Val Loss: 0.5460 | Val Acc: 0.7381 | AUROC: 0.8410</text:p>
      <text:p text:style-name="Normal"><text:s text:c="2"/>✓ New best AUROC: 0.8410</text:p>
      <text:p text:style-name="Normal">================================================================================</text:p>
      <text:p text:style-name="Normal">Epoch 11/15 [Train]: 100%|<text:span text:style-name="T65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oft-page-break/><text:span text:style-name="T66">███████████████████████████</text:span>| 132/132 [09:14&lt;00:00, <text:s/>4.20s/it, loss=0.312]</text:p>
      <text:p text:style-name="Normal">Epoch 11/15 [Val]: 100%|<text:span text:style-name="T67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132/132 [09:14&lt;00:00, <text:s/>4.20s/it, loss=0.312]<text:span text:style-name="T68">█████████████████████</text:span>| 33/33 [01:57&lt;00:00, <text:s/>3.56s/it] <text:s text:c="147"/><text:span text:style-name="T69">█████████████████████</text:span>| 33/33 [01:57&lt;00:00, <text:s/>3.56s/it]<text:s/></text:p>
      <text:p text:style-name="Normal"/>
      <text:p text:style-name="Normal">Epoch 11/15</text:p>
      <text:p text:style-name="Normal"><text:s text:c="2"/>Train Loss: 0.5052 | Train Acc: 0.7511</text:p>
      <text:p text:style-name="Normal"><text:s text:c="2"/>Val Loss: 0.6745 | Val Acc: 0.7241 | AUROC: 0.8232</text:p>
      <text:p text:style-name="Normal">================================================================================</text:p>
      <text:p text:style-name="Normal">Epoch 12/15 [Train]: <text:s/>24%|<text:span text:style-name="T70">████████████████████████████████████████████</text:span><text:span text:style-name="T71">▎</text:span><text:s text:c="138"/>| 32/132 [02:14&lt;07:04, <text:s/>4.24s/it, loss=0.445]</text:p>
      <text:p text:style-name="Normal">Epoch 12/15 [Train]: <text:s/>24%|<text:span text:style-name="T72">████████████████████████████████████████████</text:span><text:span text:style-name="T73">▎</text:span><text:s text:c="130"/></text:p>
      <text:p text:style-name="Normal">Epoch 12/15 [Train]: <text:s/>25%|<text:span text:style-name="T74">█████████████████████████████████████████████</text:span><text:span text:style-name="T75">▊</text:span><text:s text:c="129"/></text:p>
      <text:p text:style-name="Normal">Epoch 12/15 [Train]: <text:s/>25%|<text:span text:style-name="T76">█████████████████████████████████████████████</text:span><text:span text:style-name="T77">▊</text:span><text:s text:c="129"/></text:p>
      <text:p text:style-name="Normal">Epoch 12/15 [Train]: <text:s/>26%|<text:span text:style-name="T78">███████████████████████████████████████████████</text:span><text:span text:style-name="T79">▏</text:span><text:s text:c="127"/></text:p>
      <text:p text:style-name="Normal">Epoch 12/15 [Train]: <text:s/>26%|<text:span text:style-name="T80">███████████████████████████████████████████████</text:span><text:span text:style-name="T81">▏</text:span><text:s text:c="127"/></text:p>
      <text:p text:style-name="Normal">Epoch 12/15 [Train]: <text:s/>27%|<text:span text:style-name="T82">████████████████████████████████████████████████▌</text:span><text:s text:c="126"/></text:p>
      <text:p text:style-name="Normal">Epoch 12/15 [Train]: <text:s/>27%|<text:span text:style-name="T83">████████████████████████████████████████████████▌</text:span><text:s text:c="126"/></text:p>
      <text:soft-page-break/>
      <text:p text:style-name="Normal">Epoch 12/15 [Train]: <text:s/>27%|<text:span text:style-name="T84">█████████████████████████████████████████████████</text:span><text:span text:style-name="T85">▉</text:span><text:s text:c="125"/></text:p>
      <text:p text:style-name="Normal">Epoch 12/15 [Train]: <text:s/>27%|<text:span text:style-name="T86">█████████████████████████████████████████████████</text:span><text:span text:style-name="T87">▉</text:span><text:s text:c="125"/></text:p>
      <text:p text:style-name="Normal">Epoch 12/15 [Train]: <text:s/>28%|<text:span text:style-name="T88">███████████████████████████████████████████████████</text:span><text:span text:style-name="T89">▎</text:span><text:s text:c="123"/></text:p>
      <text:p text:style-name="Normal">Epoch 12/15 [Train]: <text:s/>28%|<text:span text:style-name="T90">███████████████████████████████████████████████████</text:span><text:span text:style-name="T91">▎</text:span><text:s text:c="123"/></text:p>
      <text:p text:style-name="Normal">Epoch 12/15 [Train]: <text:s/>29%|<text:span text:style-name="T92">████████████████████████████████████████████████████</text:span><text:span text:style-name="T93">▋</text:span><text:s text:c="122"/></text:p>
      <text:p text:style-name="Normal">Epoch 12/15 [Train]: <text:s/>29%|<text:span text:style-name="T94">████████████████████████████████████████████████████</text:span><text:span text:style-name="T95">▋</text:span><text:s text:c="122"/></text:p>
      <text:p text:style-name="Normal">Epoch 12/15 [Train]: <text:s/>30%|<text:span text:style-name="T96">██████████████████████████████████████████████████████</text:span><text:s text:c="121"/></text:p>
      <text:p text:style-name="Normal">Epoch 12/15 [Train]: <text:s/>30%|<text:span text:style-name="T97">██████████████████████████████████████████████████████</text:span><text:s text:c="121"/></text:p>
      <text:p text:style-name="Normal">Epoch 12/15 [Train]: <text:s/>30%|<text:span text:style-name="T98">███████████████████████████████████████████████████████</text:span><text:span text:style-name="T99">▍</text:span><text:s text:c="119"/></text:p>
      <text:p text:style-name="Normal">Epoch 12/15 [Train]: <text:s/>30%|<text:span text:style-name="T100">███████████████████████████████████████████████████████</text:span><text:span text:style-name="T101">▍</text:span><text:s text:c="119"/></text:p>
      <text:p text:style-name="Normal">Epoch 12/15 [Train]: <text:s/>31%|<text:span text:style-name="T102">████████████████████████████████████████████████████████</text:span><text:span text:style-name="T103">▊</text:span><text:s text:c="118"/></text:p>
      <text:soft-page-break/>
      <text:p text:style-name="Normal">Epoch 12/15 [Train]: <text:s/>31%|<text:span text:style-name="T104">████████████████████████████████████████████████████████</text:span><text:span text:style-name="T105">▊</text:span><text:s text:c="118"/></text:p>
      <text:p text:style-name="Normal">Epoch 12/15 [Train]: <text:s/>32%|<text:span text:style-name="T106">██████████████████████████████████████████████████████████</text:span><text:span text:style-name="T107">▏</text:span><text:s text:c="116"/></text:p>
      <text:p text:style-name="Normal">Epoch 12/15 [Train]: <text:s/>32%|<text:span text:style-name="T108">██████████████████████████████████████████████████████████</text:span><text:span text:style-name="T109">▏</text:span><text:s text:c="116"/></text:p>
      <text:p text:style-name="Normal">Epoch 12/15 [Train]: <text:s/>33%|<text:span text:style-name="T110">███████████████████████████████████████████████████████████▌</text:span><text:s text:c="115"/></text:p>
      <text:p text:style-name="Normal">Epoch 12/15 [Train]: <text:s/>33%|<text:span text:style-name="T111">███████████████████████████████████████████████████████████</text:span><text:span text:style-name="T112">▉</text:span><text:s text:c="115"/></text:p>
      <text:p text:style-name="Normal">Epoch 12/15 [Train]: <text:s/>33%|<text:span text:style-name="T113">█████████████████████████████████████████████████████████████</text:span><text:span text:style-name="T114">▎</text:span><text:s text:c="113"/></text:p>
      <text:p text:style-name="Normal">Epoch 12/15 [Train]: <text:s/>33%|<text:span text:style-name="T115">█████████████████████████████████████████████████████████████</text:span><text:s text:c="114"/></text:p>
      <text:p text:style-name="Normal">Epoch 12/15 [Train]: <text:s/>34%|<text:span text:style-name="T116">██████████████████████████████████████████████████████████████</text:span><text:span text:style-name="T117">▍</text:span><text:s text:c="112"/></text:p>
      <text:p text:style-name="Normal">Epoch 12/15 [Train]: <text:s/>34%|<text:span text:style-name="T118">██████████████████████████████████████████████████████████████</text:span><text:span text:style-name="T119">▍</text:span><text:s text:c="112"/></text:p>
      <text:p text:style-name="Normal">Epoch 12/15 [Train]: <text:s/>35%|<text:span text:style-name="T120">███████████████████████████████████████████████████████████████</text:span><text:span text:style-name="T121">▊</text:span><text:s text:c="111"/></text:p>
      <text:p text:style-name="Normal">Epoch 12/15 [Train]: <text:s/>35%|<text:span text:style-name="T122">███████████████████████████████████████████████████████████████</text:span><text:span text:style-name="T123">▊</text:span><text:s text:c="111"/></text:p>
      <text:soft-page-break/>
      <text:p text:style-name="Normal">Epoch 12/15 [Train]: <text:s/>36%|<text:span text:style-name="T124">█████████████████████████████████████████████████████████████████</text:span><text:span text:style-name="T125">▏</text:span><text:s text:c="109"/></text:p>
      <text:p text:style-name="Normal">Epoch 12/15 [Train]: <text:s/>36%|<text:span text:style-name="T126">█████████████████████████████████████████████████████████████████▌</text:span><text:s text:c="109"/></text:p>
      <text:p text:style-name="Normal">Epoch 12/15 [Train]: <text:s/>36%|<text:span text:style-name="T127">██████████████████████████████████████████████████████████████████</text:span><text:span text:style-name="T128">▉</text:span><text:s text:c="108"/></text:p>
      <text:p text:style-name="Normal">Epoch 12/15 [Train]: <text:s/>36%|<text:span text:style-name="T129">██████████████████████████████████████████████████████████████████▌</text:span><text:s text:c="108"/></text:p>
      <text:p text:style-name="Normal">Epoch 12/15 [Train]: <text:s/>37%|<text:span text:style-name="T130">███████████████████████████████████████████████████████████████████</text:span><text:span text:style-name="T131">▉</text:span><text:s text:c="107"/></text:p>
      <text:p text:style-name="Normal">Epoch 12/15 [Train]: <text:s/>37%|<text:span text:style-name="T132">███████████████████████████████████████████████████████████████████</text:span><text:span text:style-name="T133">▉</text:span><text:s text:c="107"/></text:p>
      <text:p text:style-name="Normal">Epoch 12/15 [Train]: <text:s/>38%|<text:span text:style-name="T134">█████████████████████████████████████████████████████████████████████</text:span><text:span text:style-name="T135">▎</text:span><text:s text:c="105"/></text:p>
      <text:p text:style-name="Normal">Epoch 12/15 [Train]: <text:s/>38%|<text:span text:style-name="T136">█████████████████████████████████████████████████████████████████████</text:span><text:span text:style-name="T137">▎</text:span><text:s text:c="105"/></text:p>
      <text:p text:style-name="Normal">Epoch 12/15 [Train]: <text:s/>39%|<text:span text:style-name="T138">██████████████████████████████████████████████████████████████████████</text:span><text:span text:style-name="T139">▋</text:span><text:s text:c="104"/></text:p>
      <text:p text:style-name="Normal">Epoch 12/15 [Train]: <text:s/>39%|<text:span text:style-name="T140">██████████████████████████████████████████████████████████████████████</text:span><text:span text:style-name="T141">▋</text:span><text:s text:c="104"/></text:p>
      <text:p text:style-name="Normal">Epoch 12/15 [Train]: <text:s/>39%|<text:span text:style-name="T142">████████████████████████████████████████████████████████████████████████</text:span><text:s text:c="103"/></text:p>
      <text:soft-page-break/>
      <text:p text:style-name="Normal">Epoch 12/15 [Train]: <text:s/>39%|<text:span text:style-name="T143">████████████████████████████████████████████████████████████████████████</text:span><text:s text:c="103"/></text:p>
      <text:p text:style-name="Normal">Epoch 12/15 [Train]: <text:s/>40%|<text:span text:style-name="T144">█████████████████████████████████████████████████████████████████████████</text:span><text:span text:style-name="T145">▍</text:span><text:s text:c="101"/></text:p>
      <text:p text:style-name="Normal">Epoch 12/15 [Train]: <text:s/>40%|<text:span text:style-name="T146">█████████████████████████████████████████████████████████████████████████</text:span><text:span text:style-name="T147">▍</text:span><text:s text:c="101"/></text:p>
      <text:p text:style-name="Normal">Epoch 12/15 [Train]: <text:s/>41%|<text:span text:style-name="T148">██████████████████████████████████████████████████████████████████████████</text:span><text:span text:style-name="T149">▊</text:span><text:s text:c="100"/></text:p>
      <text:p text:style-name="Normal">Epoch 12/15 [Train]: <text:s/>41%|<text:span text:style-name="T150">██████████████████████████████████████████████████████████████████████████</text:span><text:span text:style-name="T151">▊</text:span><text:s text:c="100"/></text:p>
      <text:p text:style-name="Normal">Epoch 12/15 [Train]: <text:s/>42%|<text:span text:style-name="T152">████████████████████████████████████████████████████████████████████████████</text:span><text:span text:style-name="T153">▎</text:span><text:s text:c="98"/></text:p>
      <text:p text:style-name="Normal">Epoch 12/15 [Train]: <text:s/>42%|<text:span text:style-name="T154">████████████████████████████████████████████████████████████████████████████</text:span><text:span text:style-name="T155">▎</text:span><text:s text:c="98"/></text:p>
      <text:p text:style-name="Normal">Epoch 12/15 [Train]: <text:s/>42%|<text:span text:style-name="T156">█████████████████████████████████████████████████████████████████████████████</text:span><text:span text:style-name="T157">▋</text:span><text:s text:c="97"/></text:p>
      <text:p text:style-name="Normal">Epoch 12/15 [Train]: <text:s/>42%|<text:span text:style-name="T158">█████████████████████████████████████████████████████████████████████████████</text:span><text:span text:style-name="T159">▋</text:span><text:s text:c="97"/></text:p>
      <text:p text:style-name="Normal">Epoch 12/15 [Train]: <text:s/>43%|<text:span text:style-name="T160">███████████████████████████████████████████████████████████████████████████████</text:span><text:s text:c="96"/></text:p>
      <text:p text:style-name="Normal">Epoch 12/15 [Train]: <text:s/>43%|<text:span text:style-name="T161">███████████████████████████████████████████████████████████████████████████████</text:span><text:s text:c="96"/></text:p>
      <text:soft-page-break/>
      <text:p text:style-name="Normal">Epoch 12/15 [Train]: <text:s/>44%|<text:span text:style-name="T162">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163">▍</text:span><text:s text:c="94"/></text:p>
      <text:p text:style-name="Normal">Epoch 12/15 [Train]: <text:s/>44%|<text:span text:style-name="T164">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165">▍</text:span><text:s text:c="94"/></text:p>
      <text:p text:style-name="Normal">Epoch 12/15 [Train]: <text:s/>45%|<text:span text:style-name="T166">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167">▊</text:span><text:s text:c="93"/></text:p>
      <text:p text:style-name="Normal">Epoch 12/15 [Train]: <text:s/>45%|<text:span text:style-name="T168">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169">▊</text:span><text:s text:c="93"/></text:p>
      <text:p text:style-name="Normal">Epoch 12/15 [Train]: <text:s/>45%|<text:span text:style-name="T170">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171">▏</text:span><text:s text:c="91"/></text:p>
      <text:p text:style-name="Normal">Epoch 12/15 [Train]: <text:s/>45%|<text:span text:style-name="T172">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173">▋</text:span><text:s text:c="91"/></text:p>
      <text:p text:style-name="Normal">Epoch 12/15 [Train]: <text:s/>46%|<text:span text:style-name="T174">█████████████████████████████████████████████████████████████████████████████████████</text:span><text:s text:c="90"/></text:p>
      <text:p text:style-name="Normal">Epoch 12/15 [Train]: <text:s/>46%|<text:span text:style-name="T175">████████████████████████████████████████████████████████████████████████████████████▌</text:span><text:s text:c="90"/></text:p>
      <text:p text:style-name="Normal">Epoch 12/15 [Train]: <text:s/>47%|<text:span text:style-name="T176">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177">▉</text:span><text:s text:c="89"/></text:p>
      <text:p text:style-name="Normal">Epoch 12/15 [Train]: <text:s/>47%|<text:span text:style-name="T178">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179">▉</text:span><text:s text:c="89"/></text:p>
      <text:p text:style-name="Normal">Epoch 12/15 [Train]: <text:s/>48%|<text:span text:style-name="T180">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181">▎</text:span><text:s text:c="87"/></text:p>
      <text:soft-page-break/>
      <text:p text:style-name="Normal">Epoch 12/15 [Train]: <text:s/>48%|<text:span text:style-name="T182">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183">▎</text:span><text:s text:c="87"/></text:p>
      <text:p text:style-name="Normal">Epoch 12/15 [Train]: <text:s/>48%|<text:span text:style-name="T184">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185">▋</text:span><text:s text:c="86"/></text:p>
      <text:p text:style-name="Normal">Epoch 12/15 [Train]: <text:s/>48%|<text:span text:style-name="T186">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187">▋</text:span><text:s text:c="86"/></text:p>
      <text:p text:style-name="Normal">Epoch 12/15 [Train]: <text:s/>49%|<text:span text:style-name="T188">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 text:c="85"/></text:p>
      <text:p text:style-name="Normal">Epoch 12/15 [Train]: <text:s/>49%|<text:span text:style-name="T189">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 text:c="85"/></text:p>
      <text:p text:style-name="Normal">Epoch 12/15 [Train]: <text:s/>50%|<text:span text:style-name="T190">███████████████████████████████████████████████████████████████████████████████████████████▌</text:span><text:s text:c="83"/></text:p>
      <text:p text:style-name="Normal">Epoch 12/15 [Train]: <text:s/>50%|<text:span text:style-name="T191">███████████████████████████████████████████████████████████████████████████████████████████▌</text:span><text:s text:c="83"/></text:p>
      <text:p text:style-name="Normal">Epoch 12/15 [Train]: <text:s/>51%|<text:span text:style-name="T192">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193">▉</text:span><text:s text:c="82"/></text:p>
      <text:p text:style-name="Normal">Epoch 12/15 [Train]: <text:s/>51%|<text:span text:style-name="T194">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195">▉</text:span><text:s text:c="82"/></text:p>
      <text:p text:style-name="Normal">Epoch 12/15 [Train]: <text:s/>52%|<text:span text:style-name="T196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197">▎</text:span><text:s text:c="80"/></text:p>
      <text:p text:style-name="Normal">Epoch 12/15 [Train]: <text:s/>52%|<text:span text:style-name="T198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199">▎</text:span><text:s text:c="80"/></text:p>
      <text:soft-page-break/>
      <text:p text:style-name="Normal">Epoch 12/15 [Train]: <text:s/>52%|<text:span text:style-name="T200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201">▋</text:span><text:s text:c="79"/></text:p>
      <text:p text:style-name="Normal">Epoch 12/15 [Train]: <text:s/>52%|<text:span text:style-name="T202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203">▋</text:span><text:s text:c="79"/></text:p>
      <text:p text:style-name="Normal">Epoch 12/15 [Train]: <text:s/>53%|<text:span text:style-name="T204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 text:c="78"/></text:p>
      <text:p text:style-name="Normal">Epoch 12/15 [Train]: <text:s/>53%|<text:span text:style-name="T205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 text:c="78"/></text:p>
      <text:p text:style-name="Normal">Epoch 12/15 [Train]: <text:s/>54%|<text:span text:style-name="T206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207">▍</text:span><text:s text:c="76"/></text:p>
      <text:p text:style-name="Normal">Epoch 12/15 [Train]: <text:s/>54%|<text:span text:style-name="T208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209">▉</text:span><text:s text:c="76"/></text:p>
      <text:p text:style-name="Normal">Epoch 12/15 [Train]: <text:s/>55%|<text:span text:style-name="T210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211">▎</text:span><text:s text:c="74"/></text:p>
      <text:p text:style-name="Normal">Epoch 12/15 [Train]: <text:s/>55%|<text:span text:style-name="T212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213">▊</text:span><text:s text:c="75"/></text:p>
      <text:p text:style-name="Normal">Epoch 12/15 [Train]: <text:s/>55%|<text:span text:style-name="T214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215">▏</text:span><text:s text:c="73"/></text:p>
      <text:p text:style-name="Normal">Epoch 12/15 [Train]: <text:s/>55%|<text:span text:style-name="T216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217">▏</text:span><text:s text:c="73"/></text:p>
      <text:p text:style-name="Normal">Epoch 12/15 [Train]: <text:s/>56%|<text:span text:style-name="T218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▌</text:span><text:s text:c="72"/></text:p>
      <text:soft-page-break/>
      <text:p text:style-name="Normal">Epoch 12/15 [Train]: <text:s/>56%|<text:span text:style-name="T219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▌</text:span><text:s text:c="72"/></text:p>
      <text:p text:style-name="Normal">Epoch 12/15 [Train]: <text:s/>57%|<text:span text:style-name="T220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221">▉</text:span><text:s text:c="71"/></text:p>
      <text:p text:style-name="Normal">Epoch 12/15 [Train]: <text:s/>57%|<text:span text:style-name="T222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223">▉</text:span><text:s text:c="71"/></text:p>
      <text:p text:style-name="Normal">Epoch 12/15 [Train]: <text:s/>58%|<text:span text:style-name="T224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225">▎</text:span><text:s text:c="69"/></text:p>
      <text:p text:style-name="Normal">Epoch 12/15 [Train]: <text:s/>58%|<text:span text:style-name="T226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227">▎</text:span><text:s text:c="69"/></text:p>
      <text:p text:style-name="Normal">Epoch 12/15 [Train]: <text:s/>58%|<text:span text:style-name="T228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229">▊</text:span><text:s text:c="68"/></text:p>
      <text:p text:style-name="Normal">Epoch 12/15 [Train]: <text:s/>58%|<text:span text:style-name="T230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231">▊</text:span><text:s text:c="68"/></text:p>
      <text:p text:style-name="Normal">Epoch 12/15 [Train]: <text:s/>59%|<text:span text:style-name="T232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233">▏</text:span><text:s text:c="66"/></text:p>
      <text:p text:style-name="Normal">Epoch 12/15 [Train]: <text:s/>59%|<text:span text:style-name="T234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235">▏</text:span><text:s text:c="66"/></text:p>
      <text:soft-page-break/>
      <text:p text:style-name="Normal">Epoch 12/15 [Train]: <text:s/>60%|<text:span text:style-name="T236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▌</text:span><text:s text:c="65"/></text:p>
      <text:p text:style-name="Normal">Epoch 12/15 [Train]: <text:s/>60%|<text:span text:style-name="T237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▌</text:span><text:s text:c="65"/></text:p>
      <text:p text:style-name="Normal">Epoch 12/15 [Train]: <text:s/>61%|<text:span text:style-name="T238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239">▉</text:span><text:s text:c="64"/></text:p>
      <text:p text:style-name="Normal">Epoch 12/15 [Train]: <text:s/>61%|<text:span text:style-name="T240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241">▉</text:span><text:s text:c="64"/></text:p>
      <text:p text:style-name="Normal">Epoch 12/15 [Train]: <text:s/>61%|<text:span text:style-name="T242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243">▎</text:span><text:s text:c="62"/></text:p>
      <text:p text:style-name="Normal">Epoch 12/15 [Train]: <text:s/>61%|<text:span text:style-name="T244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245">▎</text:span><text:s text:c="62"/></text:p>
      <text:p text:style-name="Normal">Epoch 12/15 [Train]: <text:s/>62%|<text:span text:style-name="T246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247">▋</text:span><text:s text:c="61"/></text:p>
      <text:p text:style-name="Normal">Epoch 12/15 [Train]: <text:s/>62%|<text:span text:style-name="T248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249">▋</text:span><text:s text:c="61"/></text:p>
      <text:p text:style-name="Normal">Epoch 12/15 [Train]: <text:s/>63%|<text:span text:style-name="T250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 text:c="60"/></text:p>
      <text:soft-page-break/>
      <text:p text:style-name="Normal">Epoch 12/15 [Train]: <text:s/>63%|<text:span text:style-name="T251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 text:c="60"/></text:p>
      <text:p text:style-name="Normal">Epoch 12/15 [Train]: <text:s/>64%|<text:span text:style-name="T252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253">▍</text:span><text:s text:c="58"/></text:p>
      <text:p text:style-name="Normal">Epoch 12/15 [Train]: <text:s/>64%|<text:span text:style-name="T254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255">▍</text:span><text:s text:c="58"/></text:p>
      <text:p text:style-name="Normal">Epoch 12/15 [Train]: <text:s/>64%|<text:span text:style-name="T256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257">▊</text:span><text:s text:c="57"/></text:p>
      <text:p text:style-name="Normal">Epoch 12/15 [Train]: <text:s/>64%|<text:span text:style-name="T258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259">▊</text:span><text:s text:c="57"/></text:p>
      <text:p text:style-name="Normal">Epoch 12/15 [Train]: <text:s/>65%|<text:span text:style-name="T260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261">▏</text:span><text:s text:c="55"/></text:p>
      <text:p text:style-name="Normal">Epoch 12/15 [Train]: <text:s/>65%|<text:span text:style-name="T262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263">▏</text:span><text:s text:c="55"/></text:p>
      <text:p text:style-name="Normal">Epoch 12/15 [Train]: <text:s/>66%|<text:span text:style-name="T264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▌</text:span><text:s text:c="54"/></text:p>
      <text:p text:style-name="Normal">Epoch 12/15 [Train]: <text:s/>66%|<text:span text:style-name="T265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▌</text:span><text:s text:c="54"/></text:p>
      <text:soft-page-break/>
      <text:p text:style-name="Normal">Epoch 12/15 [Train]: <text:s/>67%|<text:span text:style-name="T266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 text:c="53"/></text:p>
      <text:p text:style-name="Normal">Epoch 12/15 [Train]: <text:s/>67%|<text:span text:style-name="T267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 text:c="53"/></text:p>
      <text:p text:style-name="Normal">Epoch 12/15 [Train]: <text:s/>67%|<text:span text:style-name="T268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269">▍</text:span><text:s text:c="51"/></text:p>
      <text:p text:style-name="Normal">Epoch 12/15 [Train]: <text:s/>67%|<text:span text:style-name="T270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271">▍</text:span><text:s text:c="51"/></text:p>
      <text:p text:style-name="Normal">Epoch 12/15 [Train]: <text:s/>68%|<text:span text:style-name="T272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273">▊</text:span><text:s text:c="50"/></text:p>
      <text:p text:style-name="Normal">Epoch 12/15 [Train]: <text:s/>68%|<text:span text:style-name="T274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275">▊</text:span><text:s text:c="50"/></text:p>
      <text:p text:style-name="Normal">Epoch 12/15 [Train]: <text:s/>69%|<text:span text:style-name="T276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277">▏</text:span><text:s text:c="48"/></text:p>
      <text:p text:style-name="Normal">Epoch 12/15 [Train]: <text:s/>69%|<text:span text:style-name="T278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279">▏</text:span><text:s text:c="48"/></text:p>
      <text:p text:style-name="Normal">Epoch 12/15 [Train]: <text:s/>70%|<text:span text:style-name="T280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▌</text:span><text:s text:c="47"/></text:p>
      <text:soft-page-break/>
      <text:p text:style-name="Normal">Epoch 12/15 [Train]: <text:s/>70%|<text:span text:style-name="T281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▌</text:span><text:s text:c="47"/></text:p>
      <text:p text:style-name="Normal">Epoch 12/15 [Train]: <text:s/>70%|<text:span text:style-name="T282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283">▉</text:span><text:s text:c="46"/></text:p>
      <text:p text:style-name="Normal">Epoch 12/15 [Train]: <text:s/>70%|<text:span text:style-name="T284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285">▉</text:span><text:s text:c="46"/></text:p>
      <text:p text:style-name="Normal">Epoch 12/15 [Train]: <text:s/>71%|<text:span text:style-name="T286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287">▎</text:span><text:s text:c="44"/></text:p>
      <text:p text:style-name="Normal">Epoch 12/15 [Train]: <text:s/>71%|<text:span text:style-name="T288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289">▎</text:span><text:s text:c="44"/></text:p>
      <text:p text:style-name="Normal">Epoch 12/15 [Train]: <text:s/>72%|<text:span text:style-name="T290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291">▋</text:span><text:s text:c="43"/></text:p>
      <text:p text:style-name="Normal">Epoch 12/15 [Train]: <text:s/>72%|<text:span text:style-name="T292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293">▋</text:span><text:s text:c="43"/></text:p>
      <text:p text:style-name="Normal">Epoch 12/15 [Train]: <text:s/>73%|<text:span text:style-name="T294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 text:c="42"/></text:p>
      <text:p text:style-name="Normal">Epoch 12/15 [Train]: <text:s/>73%|<text:span text:style-name="T295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 text:c="42"/></text:p>
      <text:soft-page-break/>
      <text:p text:style-name="Normal">Epoch 12/15 [Train]: <text:s/>73%|<text:span text:style-name="T296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297">▍</text:span><text:s text:c="40"/></text:p>
      <text:p text:style-name="Normal">Epoch 12/15 [Train]: <text:s/>73%|<text:span text:style-name="T298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299">▍</text:span><text:s text:c="40"/></text:p>
      <text:p text:style-name="Normal">Epoch 12/15 [Train]: <text:s/>74%|<text:span text:style-name="T300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301">▊</text:span><text:s text:c="39"/></text:p>
      <text:p text:style-name="Normal">Epoch 12/15 [Train]: <text:s/>74%|<text:span text:style-name="T302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303">▊</text:span><text:s text:c="39"/></text:p>
      <text:p text:style-name="Normal">Epoch 12/15 [Train]: <text:s/>75%|<text:span text:style-name="T304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305">▎</text:span><text:s text:c="37"/></text:p>
      <text:p text:style-name="Normal">Epoch 12/15 [Train]: <text:s/>75%|<text:span text:style-name="T306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307">▎</text:span><text:s text:c="37"/></text:p>
      <text:p text:style-name="Normal">Epoch 12/15 [Train]: <text:s/>76%|<text:span text:style-name="T308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309">▉</text:span><text:s text:c="37"/></text:p>
      <text:p text:style-name="Normal">Epoch 12/15 [Train]: <text:s/>76%|<text:span text:style-name="T310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311">▉</text:span><text:s text:c="37"/></text:p>
      <text:p text:style-name="Normal">Epoch 12/15 [Train]: <text:s/>77%|<text:span text:style-name="T312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313">▎</text:span><text:s text:c="35"/></text:p>
      <text:soft-page-break/>
      <text:p text:style-name="Normal">Epoch 12/15 [Train]: <text:s/>77%|<text:span text:style-name="T314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315">▎</text:span><text:s text:c="35"/></text:p>
      <text:p text:style-name="Normal">Epoch 12/15 [Train]: <text:s/>77%|<text:span text:style-name="T316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317">▋</text:span><text:s text:c="34"/></text:p>
      <text:p text:style-name="Normal">Epoch 12/15 [Train]: <text:s/>77%|<text:span text:style-name="T318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319">▋</text:span><text:s text:c="34"/></text:p>
      <text:p text:style-name="Normal">Epoch 12/15 [Train]: <text:s/>78%|<text:span text:style-name="T320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 text:c="33"/></text:p>
      <text:p text:style-name="Normal">Epoch 12/15 [Train]: <text:s/>78%|<text:span text:style-name="T321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 text:c="33"/></text:p>
      <text:p text:style-name="Normal">Epoch 12/15 [Train]: <text:s/>79%|<text:span text:style-name="T322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323">▍</text:span><text:s text:c="31"/></text:p>
      <text:p text:style-name="Normal">Epoch 12/15 [Train]: <text:s/>79%|<text:span text:style-name="T324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325">▍</text:span><text:s text:c="31"/></text:p>
      <text:p text:style-name="Normal">Epoch 12/15 [Train]: <text:s/>80%|<text:span text:style-name="T326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327">▊</text:span><text:s text:c="30"/></text:p>
      <text:p text:style-name="Normal">Epoch 12/15 [Train]: <text:s/>80%|<text:span text:style-name="T328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329">▊</text:span><text:s text:c="30"/></text:p>
      <text:soft-page-break/>
      <text:p text:style-name="Normal">Epoch 12/15 [Train]: <text:s/>80%|<text:span text:style-name="T330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331">▏</text:span><text:s text:c="28"/></text:p>
      <text:p text:style-name="Normal">Epoch 12/15 [Train]: <text:s/>80%|<text:span text:style-name="T332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333">▏</text:span><text:s text:c="28"/></text:p>
      <text:p text:style-name="Normal">Epoch 12/15 [Train]: <text:s/>81%|<text:span text:style-name="T334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▌</text:span><text:s text:c="27"/></text:p>
      <text:p text:style-name="Normal">Epoch 12/15 [Train]: <text:s/>81%|<text:span text:style-name="T335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▌</text:span><text:s text:c="27"/></text:p>
      <text:p text:style-name="Normal">Epoch 12/15 [Train]: <text:s/>82%|<text:span text:style-name="T336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337">▉</text:span><text:s text:c="26"/></text:p>
      <text:p text:style-name="Normal">Epoch 12/15 [Train]: <text:s/>82%|<text:span text:style-name="T338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339">▉</text:span><text:s text:c="26"/></text:p>
      <text:p text:style-name="Normal">Epoch 12/15 [Train]: <text:s/>83%|<text:span text:style-name="T340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341">▎</text:span><text:s text:c="24"/></text:p>
      <text:p text:style-name="Normal">Epoch 12/15 [Train]: <text:s/>83%|<text:span text:style-name="T342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343">▎</text:span><text:s text:c="24"/></text:p>
      <text:p text:style-name="Normal">Epoch 12/15 [Train]: <text:s/>83%|<text:span text:style-name="T344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345">▋</text:span><text:s text:c="23"/></text:p>
      <text:soft-page-break/>
      <text:p text:style-name="Normal">Epoch 12/15 [Train]: <text:s/>83%|<text:span text:style-name="T346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347">▋</text:span><text:s text:c="23"/></text:p>
      <text:p text:style-name="Normal">Epoch 12/15 [Train]: <text:s/>84%|<text:span text:style-name="T348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 text:c="22"/></text:p>
      <text:p text:style-name="Normal">Epoch 12/15 [Train]: <text:s/>84%|<text:span text:style-name="T349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 text:c="22"/></text:p>
      <text:p text:style-name="Normal">Epoch 12/15 [Train]: <text:s/>85%|<text:span text:style-name="T350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351">▍</text:span><text:s text:c="20"/></text:p>
      <text:p text:style-name="Normal">Epoch 12/15 [Train]: <text:s/>85%|<text:span text:style-name="T352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353">▍</text:span><text:s text:c="20"/></text:p>
      <text:p text:style-name="Normal">Epoch 12/15 [Train]: <text:s/>86%|<text:span text:style-name="T354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355">▊</text:span><text:s text:c="19"/></text:p>
      <text:p text:style-name="Normal">Epoch 12/15 [Train]: <text:s/>86%|<text:span text:style-name="T356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357">▊</text:span><text:s text:c="19"/></text:p>
      <text:p text:style-name="Normal">Epoch 12/15 [Train]: <text:s/>86%|<text:span text:style-name="T358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359">▏</text:span><text:s text:c="17"/></text:p>
      <text:p text:style-name="Normal">Epoch 12/15 [Train]: <text:s/>86%|<text:span text:style-name="T360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oft-page-break/><text:span text:style-name="T361">███████████████████████████████████████████████████████</text:span><text:span text:style-name="T362">▉</text:span><text:s text:c="16"/></text:p>
      <text:p text:style-name="Normal">Epoch 12/15 [Train]: <text:s/>87%|<text:span text:style-name="T363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364">▎</text:span><text:s text:c="14"/></text:p>
      <text:p text:style-name="Normal">Epoch 12/15 [Train]: <text:s/>87%|<text:span text:style-name="T365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▌</text:span><text:s text:c="16"/></text:p>
      <text:p text:style-name="Normal">Epoch 12/15 [Train]: <text:s/>88%|<text:span text:style-name="T366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367">▉</text:span><text:s text:c="15"/></text:p>
      <text:p text:style-name="Normal">Epoch 12/15 [Train]: <text:s/>88%|<text:span text:style-name="T368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369">▉</text:span><text:s text:c="15"/></text:p>
      <text:p text:style-name="Normal">Epoch 12/15 [Train]: <text:s/>89%|<text:span text:style-name="T370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371">▎</text:span><text:s text:c="13"/></text:p>
      <text:p text:style-name="Normal">Epoch 12/15 [Train]: <text:s/>89%|<text:span text:style-name="T372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373">▏</text:span><text:s text:c="12"/></text:p>
      <text:p text:style-name="Normal">Epoch 12/15 [Train]: <text:s/>89%|<text:span text:style-name="T374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▌</text:span><text:s text:c="11"/></text:p>
      <text:soft-page-break/>
      <text:p text:style-name="Normal">Epoch 12/15 [Train]: <text:s/>89%|<text:span text:style-name="T375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376">▋</text:span><text:s text:c="12"/></text:p>
      <text:p text:style-name="Normal">Epoch 12/15 [Train]: <text:s/>90%|<text:span text:style-name="T377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 text:c="11"/></text:p>
      <text:p text:style-name="Normal">Epoch 12/15 [Train]: <text:s/>90%|<text:span text:style-name="T378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 text:c="11"/></text:p>
      <text:p text:style-name="Normal">Epoch 12/15 [Train]: <text:s/>91%|<text:span text:style-name="T379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380">▍</text:span><text:s text:c="9"/></text:p>
      <text:p text:style-name="Normal">Epoch 12/15 [Train]: <text:s/>91%|<text:span text:style-name="T381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382">▍</text:span><text:s text:c="9"/></text:p>
      <text:p text:style-name="Normal">Epoch 12/15 [Train]: <text:s/>92%|<text:span text:style-name="T383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384">▊</text:span><text:s text:c="8"/>Epoch 12/15 [Train]: <text:s/>92%|<text:span text:style-name="T385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386">▊</text:span><text:s text:c="8"/>Epoch 12/15 [Train]: <text:s/>92%|<text:span text:style-name="T387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388">▏</text:span><text:s text:c="6"/>Epoch 12/15 [Train]: <text:s/>92%|<text:span text:style-name="T389">██████████████████████████████████████████████████</text:span><text:soft-page-break/><text:span text:style-name="T390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391">▏</text:span><text:s text:c="6"/>Epoch 12/15 [Train]: <text:s/>93%|<text:span text:style-name="T392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▌</text:span><text:s text:c="5"/>Epoch 12/15 [Train]: <text:s/>93%|<text:span text:style-name="T393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▌</text:span><text:s text:c="5"/>Epoch 12/15 [Train]: <text:s/>94%|<text:span text:style-name="T394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395">▉</text:span><text:s text:c="4"/>Epoch 12/15 [Train]: <text:s/>94%|<text:span text:style-name="T396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397">▉</text:span><text:s text:c="4"/>Epoch 12/15 [Train]: <text:s/>95%|<text:span text:style-name="T398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399">▎</text:span><text:s text:c="2"/>Epoch 12/15 [Train]: <text:s/>95%|<text:span text:style-name="T400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401">▏</text:span>Epoch 12/15 [Train]: <text:s/>95%|<text:span text:style-name="T402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Epoch 12/15 [Train]: <text:s/>95%|<text:span text:style-name="T403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404">▋</text:span><text:s/>Epoch 12/15 [Train]: <text:s/>96%|<text:span text:style-name="T405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Epoch 12/15 [Train]: <text:s/>96%|<text:span text:style-name="T406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oft-page-break/><text:span text:style-name="T407">████████████████████████████████████████████████████████████████████████</text:span>Epoch 12/15 [Train]: <text:s/>97%|<text:span text:style-name="T408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Epoch 12/15 [Train]: <text:s/>97%|<text:span text:style-name="T409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Epoch 12/15 [Train]: <text:s/>98%|<text:span text:style-name="T410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Epoch 12/15 [Train]: <text:s/>98%|<text:span text:style-name="T411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Epoch 12/15 [Train]: <text:s/>98%|<text:span text:style-name="T412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Epoch 12/15 [Train]: <text:s/>98%|<text:span text:style-name="T413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Epoch 12/15 [Train]: <text:s/>99%|<text:span text:style-name="T414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Epoch 12/15 [Train]: <text:s/>99%|<text:span text:style-name="T415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Epoch 12/15 [Train]: 100%|<text:span text:style-name="T416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Epoch 12/15 [Train]: 100%|<text:span text:style-name="T417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oft-page-break/><text:span text:style-name="T418">███████████████████████████</text:span>| 132/132 [09:57&lt;00:00, <text:s/>4.53s/it, loss=0.491]</text:p>
      <text:p text:style-name="Normal">Epoch 12/15 [Val]: 100%|<text:span text:style-name="T419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33/33 [02:00&lt;00:00, <text:s/>3.65s/it]<text:s/></text:p>
      <text:p text:style-name="Normal"/>
      <text:p text:style-name="Normal">Epoch 12/15</text:p>
      <text:p text:style-name="Normal"><text:s text:c="2"/>Train Loss: 0.5001 | Train Acc: 0.7554</text:p>
      <text:p text:style-name="Normal"><text:s text:c="2"/>Val Loss: 0.4916 | Val Acc: 0.7646 | AUROC: 0.8514</text:p>
      <text:p text:style-name="Normal"><text:s text:c="2"/>✓ New best AUROC: 0.8514</text:p>
      <text:p text:style-name="Normal">================================================================================</text:p>
      <text:p text:style-name="Normal">Epoch 13/15 [Train]: 100%|<text:span text:style-name="T420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132/132 [09:35&lt;00:00, <text:s/>4.36s/it, loss=0.461]</text:p>
      <text:p text:style-name="Normal">Epoch 13/15 [Val]: 100%|<text:span text:style-name="T421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33/33 [02:06&lt;00:00, <text:s/>3.82s/it]<text:s/></text:p>
      <text:p text:style-name="Normal"/>
      <text:p text:style-name="Normal">Epoch 13/15</text:p>
      <text:p text:style-name="Normal"><text:s text:c="2"/>Train Loss: 0.4971 | Train Acc: 0.7566</text:p>
      <text:p text:style-name="Normal"><text:s text:c="2"/>Val Loss: 0.6077 | Val Acc: 0.7000 | AUROC: 0.8350</text:p>
      <text:p text:style-name="Normal">================================================================================</text:p>
      <text:p text:style-name="Normal">Epoch 14/15 [Train]: 100%|<text:span text:style-name="T422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oft-page-break/><text:span text:style-name="T423">██████████████████████████</text:span>| 132/132 [09:42&lt;00:00, <text:s/>4.41s/it, loss=0.219]</text:p>
      <text:p text:style-name="Normal">Epoch 14/15 [Val]: 100%|<text:span text:style-name="T424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33/33 [02:04&lt;00:00, <text:s/>3.78s/it]<text:s/></text:p>
      <text:p text:style-name="Normal"/>
      <text:p text:style-name="Normal">Epoch 14/15</text:p>
      <text:p text:style-name="Normal"><text:s text:c="2"/>Train Loss: 0.4973 | Train Acc: 0.7517</text:p>
      <text:p text:style-name="Normal"><text:s text:c="2"/>Val Loss: 0.5332 | Val Acc: 0.7453 | AUROC: 0.8457</text:p>
      <text:p text:style-name="Normal">================================================================================</text:p>
      <text:p text:style-name="Normal">Epoch 15/15 [Train]: 100%|<text:span text:style-name="T425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132/132 [09:43&lt;00:00, <text:s/>4.42s/it, loss=0.596]</text:p>
      <text:p text:style-name="Normal">Epoch 15/15 [Val]: 100%|<text:span text:style-name="T426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33/33 [02:05&lt;00:00, <text:s/>3.80s/it]<text:s/></text:p>
      <text:p text:style-name="Normal"/>
      <text:p text:style-name="Normal">Epoch 15/15</text:p>
      <text:p text:style-name="Normal"><text:s text:c="2"/>Train Loss: 0.4952 | Train Acc: 0.7548</text:p>
      <text:p text:style-name="Normal"><text:s text:c="2"/>Val Loss: 0.4935 | Val Acc: 0.7439 | AUROC: 0.8459</text:p>
      <text:p text:style-name="Normal">================================================================================</text:p>
      <text:p text:style-name="Normal"/>
      <text:p text:style-name="Normal">Final Evaluation with Best Model...</text:p>
      <text:p text:style-name="Normal">Final Evaluation: 100%|<text:span text:style-name="T427">█████████████████████████████████████████████████</text:span><text:soft-page-break/><text:span text:style-name="T428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33/33 [01:59&lt;00:00, <text:s/>3.62s/it]</text:p>
      <text:p text:style-name="Normal"/>
      <text:p text:style-name="Normal">Calculating 95% confidence intervals (bootstrap)...</text:p>
      <text:p text:style-name="Normal">Bootstrap: 100%|<text:span text:style-name="T429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1000/1000 [00:16&lt;00:00, 60.54it/s]</text:p>
      <text:p text:style-name="Normal"/>
      <text:p text:style-name="Normal">================================================================================</text:p>
      <text:p text:style-name="Normal">FINAL RESULTS - ResNet-50</text:p>
      <text:p text:style-name="Normal">================================================================================</text:p>
      <text:p text:style-name="Normal"/>
      <text:p text:style-name="Normal">Metric <text:s text:c="11"/>| <text:s text:c="2"/>Value (ResNet-50) <text:s text:c="2"/>| 95% CI <text:s text:c="20"/>| Paper Target (DenseNet-201)</text:p>
      <text:p text:style-name="Normal">--------------------------------------------------------------------------------</text:p>
      <text:p text:style-name="Normal">AUROC <text:s text:c="10"/>| <text:s text:c="4"/>85.14% <text:s text:c="23"/>| (83.4%, 86.8%) <text:s text:c="3"/>| 87.14% (85.6%, 88.6%)</text:p>
      <text:p text:style-name="Normal">F1 Score <text:s text:c="7"/>| <text:s/>74.83%<text:s/><text:tab/><text:tab/>| (72.7%, 77.0%) <text:s text:c="3"/>| 79.03% (77.1%, 80.9%)</text:p>
      <text:p text:style-name="Normal">Sensitivity <text:s text:c="4"/>| <text:s/>72.19%<text:s/><text:tab/><text:tab/>| (69.4%, 75.1%) <text:s text:c="4"/>| 77.97% (75.4%, 80.5%)</text:p>
      <text:p text:style-name="Normal">Specificity <text:s text:c="4"/>| <text:s/>80.47%<text:tab/><text:tab/><text:s/>| (78.2%, 83.0%) <text:s text:c="4"/>| 81.46% (79.1%, 83.8%)</text:p>
      <text:p text:style-name="Normal">================================================================================</text:p>
      <text:p text:style-name="Normal"/>
      <text:p text:style-name="Normal">Confusion Matrix:</text:p>
      <text:p text:style-name="Normal"><text:s text:c="2"/>TN: <text:s/>861 <text:s/>FP: <text:s/>209</text:p>
      <text:p text:style-name="Normal"><text:s text:c="2"/>FN: <text:s/>280 <text:s/>TP: <text:s/>727</text:p>
      <text:p text:style-name="Normal">================================================================================</text:p>
      <text:p text:style-name="Normal"/>
      <text:p text:style-name="Normal">All results saved to: C:\Users\prosenjit19\Desktop\Spine\vindr-spinexr\outputs\resnet50_optimized <text:s text:c="6"/></text:p>
      <text:p text:style-name="Normal">Training complete!</text:p>
      <text:p text:style-name="Normal">PS C:\Users\prosenjit19\Desktop\Spine\vindr-spinexr&gt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  <style:font-face style:name="Segoe UI Symbol" svg:font-family="Segoe UI Symbol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Prosenjit Mondol</meta:initial-creator>
    <dc:creator>Prosenjit Mondol</dc:creator>
    <meta:creation-date>2025-12-08T11:20:00Z</meta:creation-date>
    <dc:date>2025-12-08T11:22:00Z</dc:date>
    <meta:template xlink:href="Normal" xlink:type="simple"/>
    <meta:editing-cycles>1</meta:editing-cycles>
    <meta:editing-duration>PT120S</meta:editing-duration>
    <meta:document-statistic meta:page-count="32" meta:paragraph-count="112" meta:word-count="8375" meta:character-count="56001" meta:row-count="397" meta:non-whitespace-character-count="47738"/>
  </office:meta>
</office:document-meta>
</file>